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4f2f" officeooo:paragraph-rsid="001b4f2f"/>
    </style:style>
    <style:style style:name="P2" style:family="paragraph" style:parent-style-name="Standard">
      <style:text-properties officeooo:rsid="001cf770" officeooo:paragraph-rsid="001cf770"/>
    </style:style>
    <style:style style:name="P3" style:family="paragraph" style:parent-style-name="Standard">
      <style:text-properties officeooo:rsid="001cf770" officeooo:paragraph-rsid="001e7b6d"/>
    </style:style>
    <style:style style:name="P4" style:family="paragraph" style:parent-style-name="Standard">
      <style:text-properties officeooo:rsid="001e7b6d" officeooo:paragraph-rsid="001e7b6d"/>
    </style:style>
    <style:style style:name="P5" style:family="paragraph" style:parent-style-name="Standard">
      <style:paragraph-properties style:line-height-at-least="0.1583in"/>
      <style:text-properties fo:color="#d4d4d4" loext:opacity="100%" style:font-name="Consolas" fo:font-size="8.39999961853027pt" fo:font-weight="normal" fo:background-color="#1e1e1e"/>
    </style:style>
    <style:style style:name="P6" style:family="paragraph" style:parent-style-name="Standard">
      <style:text-properties fo:color="#d4d4d4" loext:opacity="100%" style:font-name="Consolas" fo:font-size="8.39999961853027pt" fo:font-weight="normal" officeooo:rsid="001e7b6d" officeooo:paragraph-rsid="001e7b6d" fo:background-color="#1e1e1e"/>
    </style:style>
    <style:style style:name="P7" style:family="paragraph" style:parent-style-name="Standard">
      <style:text-properties fo:color="#d4d4d4" loext:opacity="100%" style:font-name="Consolas" fo:font-size="8.39999961853027pt" fo:font-weight="normal" officeooo:rsid="0020781f" officeooo:paragraph-rsid="0020781f" fo:background-color="#1e1e1e"/>
    </style:style>
    <style:style style:name="P8" style:family="paragraph" style:parent-style-name="Standard">
      <style:text-properties fo:color="#d4d4d4" loext:opacity="100%" style:font-name="Consolas" fo:font-size="8.39999961853027pt" fo:font-weight="normal" officeooo:rsid="00216689" officeooo:paragraph-rsid="00216689" fo:background-color="#1e1e1e"/>
    </style:style>
    <style:style style:name="P9" style:family="paragraph" style:parent-style-name="Standard">
      <style:text-properties fo:color="#d4d4d4" loext:opacity="100%" style:font-name="Consolas" fo:font-size="8.39999961853027pt" fo:font-weight="normal" officeooo:rsid="00224f66" officeooo:paragraph-rsid="00224f66" fo:background-color="#1e1e1e"/>
    </style:style>
    <style:style style:name="P10" style:family="paragraph" style:parent-style-name="Standard">
      <style:text-properties fo:color="#d4d4d4" loext:opacity="100%" style:font-name="Consolas" fo:font-size="8.39999961853027pt" fo:font-weight="normal" officeooo:rsid="00248445" officeooo:paragraph-rsid="00248445" fo:background-color="#1e1e1e"/>
    </style:style>
    <style:style style:name="P11" style:family="paragraph" style:parent-style-name="Standard">
      <style:text-properties fo:color="#d4d4d4" loext:opacity="100%" style:font-name="Consolas" fo:font-size="8.39999961853027pt" fo:font-weight="normal" officeooo:rsid="00250dd8" officeooo:paragraph-rsid="00250dd8" fo:background-color="#1e1e1e"/>
    </style:style>
    <style:style style:name="P12" style:family="paragraph" style:parent-style-name="Standard">
      <style:text-properties fo:color="#d4d4d4" loext:opacity="100%" style:font-name="Consolas" fo:font-size="8.39999961853027pt" fo:font-weight="normal" officeooo:rsid="00263be8" officeooo:paragraph-rsid="00263be8" fo:background-color="#1e1e1e"/>
    </style:style>
    <style:style style:name="P13" style:family="paragraph" style:parent-style-name="Standard">
      <style:text-properties fo:color="#d4d4d4" loext:opacity="100%" style:font-name="Consolas" fo:font-size="8.39999961853027pt" fo:font-weight="normal" officeooo:rsid="0031f585" officeooo:paragraph-rsid="0031f585" fo:background-color="#1e1e1e"/>
    </style:style>
    <style:style style:name="P14" style:family="paragraph" style:parent-style-name="Standard">
      <style:text-properties fo:color="#d4d4d4" loext:opacity="100%" style:font-name="Consolas" fo:font-size="8.39999961853027pt" fo:font-weight="normal" officeooo:rsid="00341ab9" officeooo:paragraph-rsid="00341ab9" fo:background-color="#1e1e1e"/>
    </style:style>
    <style:style style:name="P15" style:family="paragraph" style:parent-style-name="Standard">
      <style:text-properties fo:color="#d4d4d4" loext:opacity="100%" style:font-name="Consolas" fo:font-size="8.39999961853027pt" fo:font-weight="normal" officeooo:rsid="00353534" officeooo:paragraph-rsid="00353534" fo:background-color="#1e1e1e"/>
    </style:style>
    <style:style style:name="P16" style:family="paragraph" style:parent-style-name="Standard">
      <style:paragraph-properties style:line-height-at-least="0.1583in"/>
      <style:text-properties fo:color="#d4d4d4" loext:opacity="100%" fo:background-color="#1e1e1e"/>
    </style:style>
    <style:style style:name="P17" style:family="paragraph" style:parent-style-name="Standard">
      <style:paragraph-properties style:line-height-at-least="0.1583in"/>
    </style:style>
    <style:style style:name="P18" style:family="paragraph" style:parent-style-name="Standard">
      <style:text-properties officeooo:rsid="0020781f" officeooo:paragraph-rsid="0020781f"/>
    </style:style>
    <style:style style:name="P19" style:family="paragraph" style:parent-style-name="Standard">
      <style:text-properties officeooo:rsid="00216689" officeooo:paragraph-rsid="00216689"/>
    </style:style>
    <style:style style:name="P20" style:family="paragraph" style:parent-style-name="Standard">
      <style:text-properties officeooo:rsid="00224f66" officeooo:paragraph-rsid="00224f66"/>
    </style:style>
    <style:style style:name="P21" style:family="paragraph" style:parent-style-name="Standard">
      <style:text-properties officeooo:rsid="00248445" officeooo:paragraph-rsid="00248445"/>
    </style:style>
    <style:style style:name="P22" style:family="paragraph" style:parent-style-name="Standard">
      <style:text-properties officeooo:rsid="00250dd8" officeooo:paragraph-rsid="00250dd8"/>
    </style:style>
    <style:style style:name="P23" style:family="paragraph" style:parent-style-name="Standard">
      <style:text-properties officeooo:rsid="00263be8" officeooo:paragraph-rsid="00263be8"/>
    </style:style>
    <style:style style:name="P24" style:family="paragraph" style:parent-style-name="Standard">
      <style:text-properties officeooo:rsid="0031f585" officeooo:paragraph-rsid="0031f585"/>
    </style:style>
    <style:style style:name="P25" style:family="paragraph" style:parent-style-name="Standard">
      <style:text-properties officeooo:rsid="00341ab9" officeooo:paragraph-rsid="00341ab9"/>
    </style:style>
    <style:style style:name="P26" style:family="paragraph" style:parent-style-name="Standard">
      <style:text-properties officeooo:rsid="00353534" officeooo:paragraph-rsid="00353534"/>
    </style:style>
    <style:style style:name="P27" style:family="paragraph" style:parent-style-name="Standard">
      <style:text-properties fo:color="#6a9955" loext:opacity="100%" style:font-name="Consolas" fo:font-size="8.39999961853027pt" fo:font-weight="normal" officeooo:rsid="00353534" officeooo:paragraph-rsid="00353534" fo:background-color="#1e1e1e"/>
    </style:style>
    <style:style style:name="P28" style:family="paragraph" style:parent-style-name="Standard">
      <style:text-properties officeooo:rsid="0039c673" officeooo:paragraph-rsid="0039c673"/>
    </style:style>
    <style:style style:name="P29" style:family="paragraph" style:parent-style-name="Standard">
      <style:paragraph-properties style:line-height-at-least="0.1583in"/>
      <style:text-properties fo:color="#d4d4d4" loext:opacity="100%" style:font-name="Consolas" fo:font-size="8.39999961853027pt" fo:font-weight="normal" fo:background-color="#1e1e1e"/>
    </style:style>
    <style:style style:name="P30" style:family="paragraph" style:parent-style-name="Standard">
      <style:text-properties officeooo:rsid="003b0194" officeooo:paragraph-rsid="003b0194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8.39999961853027pt" fo:font-weight="normal"/>
    </style:style>
    <style:style style:name="T3" style:family="text">
      <style:text-properties fo:color="#d4d4d4" loext:opacity="100%" fo:background-color="#1e1e1e" loext:char-shading-value="0"/>
    </style:style>
    <style:style style:name="T4" style:family="text">
      <style:text-properties fo:color="#d4d4d4" loext:opacity="100%" style:font-name="Consolas" fo:font-size="8.39999961853027pt" fo:font-weight="normal" fo:background-color="#1e1e1e" loext:char-shading-value="0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8.39999961853027pt" fo:font-weight="normal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nsolas" fo:font-size="8.39999961853027pt" fo:font-weight="normal"/>
    </style:style>
    <style:style style:name="T9" style:family="text">
      <style:text-properties fo:color="#569cd6" loext:opacity="100%"/>
    </style:style>
    <style:style style:name="T10" style:family="text">
      <style:text-properties fo:color="#569cd6" loext:opacity="100%" style:font-name="Consolas" fo:font-size="8.39999961853027pt" fo:font-weight="normal"/>
    </style:style>
    <style:style style:name="T11" style:family="text">
      <style:text-properties fo:color="#4ec9b0" loext:opacity="100%"/>
    </style:style>
    <style:style style:name="T12" style:family="text">
      <style:text-properties fo:color="#4ec9b0" loext:opacity="100%" style:font-name="Consolas" fo:font-size="8.39999961853027pt" fo:font-weight="normal"/>
    </style:style>
    <style:style style:name="T13" style:family="text">
      <style:text-properties style:font-name="Consolas" fo:font-size="8.39999961853027pt" fo:font-weight="normal"/>
    </style:style>
    <style:style style:name="T14" style:family="text">
      <style:text-properties fo:color="#dcdcaa" loext:opacity="100%"/>
    </style:style>
    <style:style style:name="T15" style:family="text">
      <style:text-properties fo:color="#dcdcaa" loext:opacity="100%" style:font-name="Consolas" fo:font-size="8.39999961853027pt" fo:font-weight="normal"/>
    </style:style>
    <style:style style:name="T16" style:family="text">
      <style:text-properties fo:color="#808080" loext:opacity="100%"/>
    </style:style>
    <style:style style:name="T17" style:family="text">
      <style:text-properties fo:color="#808080" loext:opacity="100%" style:font-name="Consolas" fo:font-size="8.39999961853027pt" fo:font-weight="normal"/>
    </style:style>
    <style:style style:name="T18" style:family="text">
      <style:text-properties fo:color="#4fc1ff" loext:opacity="100%" style:font-name="Consolas" fo:font-size="8.39999961853027pt" fo:font-weight="normal"/>
    </style:style>
    <style:style style:name="T19" style:family="text">
      <style:text-properties fo:color="#b5cea8" loext:opacity="100%" style:font-name="Consolas" fo:font-size="8.39999961853027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</text:p>
      <text:p text:style-name="P1">&lt;div id="root"&gt;&lt;/div&gt;</text:p>
      <text:p text:style-name="P1">JS</text:p>
      <text:p text:style-name="P1">var app = &lt;div&gt;Hello World!&lt;/div&gt;</text:p>
      <text:p text:style-name="P1">var root = document.getElementById('root')</text:p>
      <text:p text:style-name="P1">ReactDOM.render(app,root)</text:p>
      <text:p text:style-name="P2">___________________________________</text:p>
      <text:p text:style-name="P2">formatName = function(text){</text:p>
      <text:p text:style-name="P2"><text:s text:c="2"/>return text.toUpperCase()</text:p>
      <text:p text:style-name="P2">}</text:p>
      <text:p text:style-name="P2">var name = 'mahmoud'</text:p>
      <text:p text:style-name="P2">var app = &lt;div&gt;</text:p>
      <text:p text:style-name="P2"><text:s text:c="6"/>Hello </text:p>
      <text:p text:style-name="P2"><text:s text:c="6"/>{' ' + formatName(name)}</text:p>
      <text:p text:style-name="P2"><text:s text:c="4"/>&lt;/div&gt;</text:p>
      <text:p text:style-name="P2">var root = document.getElementById('root')</text:p>
      <text:p text:style-name="P2">ReactDOM.render(app,root)</text:p>
      <text:p text:style-name="P2">___________________________________</text:p>
      <text:p text:style-name="P2">Install React:</text:p>
      <text:p text:style-name="P2">npm I create-react-app -g</text:p>
      <text:p text:style-name="P2">Create new react app:</text:p>
      <text:p text:style-name="P2">create-react-app appname</text:p>
      <text:p text:style-name="P2">Run app:<text:line-break/>npm start</text:p>
      <text:p text:style-name="P3">___________________________________</text:p>
      <text:p text:style-name="P3"/>
      <text:p text:style-name="P4">Create class component:</text:p>
      <text:p text:style-name="P4"/>
      <text:p text:style-name="P6"><text:span text:style-name="T1">import</text:span> { <text:span text:style-name="T5">Component</text:span> } <text:span text:style-name="T1">from</text:span> <text:span text:style-name="T7">"react"</text:span>;</text:p>
      <text:p text:style-name="P17"/>
      <text:p text:style-name="P5"><text:span text:style-name="T9">class</text:span> <text:span text:style-name="T11">Welcome</text:span> <text:span text:style-name="T9">extends</text:span> <text:span text:style-name="T11">Component</text:span>{</text:p>
      <text:p text:style-name="P16">    <text:span text:style-name="T15">render</text:span><text:span text:style-name="T13">(){</text:span></text:p>
      <text:p text:style-name="P16">        <text:span text:style-name="T2">return</text:span><text:span text:style-name="T13">(</text:span></text:p>
      <text:p text:style-name="P16">            <text:span text:style-name="T17">&lt;</text:span><text:span text:style-name="T10">div</text:span><text:span text:style-name="T17">&gt;</text:span><text:span text:style-name="T13">Welcome From Class Component</text:span><text:span text:style-name="T17">&lt;/</text:span><text:span text:style-name="T10">div</text:span><text:span text:style-name="T17">&gt;</text:span></text:p>
      <text:p text:style-name="P16">        <text:span text:style-name="T13">)</text:span></text:p>
      <text:p text:style-name="P16">    <text:span text:style-name="T13">}</text:span></text:p>
      <text:p text:style-name="P5">}</text:p>
      <text:p text:style-name="P5"><text:span text:style-name="T1">export</text:span> <text:span text:style-name="T1">default</text:span> <text:span text:style-name="T11">Welcome</text:span></text:p>
      <text:p text:style-name="P5"/>
      <text:p text:style-name="P4">Create function component:</text:p>
      <text:p text:style-name="P4"/>
      <text:p text:style-name="P6"><text:span text:style-name="T9">function</text:span> <text:span text:style-name="T14">Hello</text:span>() {</text:p>
      <text:p text:style-name="P16">    <text:span text:style-name="T2">return</text:span><text:span text:style-name="T13"> (</text:span></text:p>
      <text:p text:style-name="P16">      <text:span text:style-name="T17">&lt;</text:span><text:span text:style-name="T10">div</text:span><text:span text:style-name="T17">&gt;</text:span></text:p>
      <text:p text:style-name="P16">        <text:span text:style-name="T13">Hello From Function Component</text:span></text:p>
      <text:p text:style-name="P16">      <text:span text:style-name="T17">&lt;/</text:span><text:span text:style-name="T10">div</text:span><text:span text:style-name="T17">&gt;</text:span></text:p>
      <text:p text:style-name="P16">    <text:span text:style-name="T13">);</text:span></text:p>
      <text:p text:style-name="P16">  <text:span text:style-name="T13">}</text:span></text:p>
      <text:p text:style-name="P16">  </text:p>
      <text:p text:style-name="P5"><text:span text:style-name="T1">export</text:span> <text:span text:style-name="T1">default</text:span> <text:span text:style-name="T14">Hello</text:span>;</text:p>
      <text:p text:style-name="P18"><text:soft-page-break/>Props:</text:p>
      <text:p text:style-name="P18"/>
      <text:p text:style-name="P7"><text:span text:style-name="T16">&lt;</text:span><text:span text:style-name="T11">Hello</text:span> <text:span text:style-name="T5">firstName</text:span>=<text:span text:style-name="T7">"Mahmoud"</text:span> <text:span text:style-name="T5">lastName</text:span>=<text:span text:style-name="T7">"Alshukri"</text:span><text:span text:style-name="T16">&gt;</text:span>Age: 20<text:span text:style-name="T16">&lt;/</text:span><text:span text:style-name="T11">Hello</text:span><text:span text:style-name="T16">&gt;</text:span></text:p>
      <text:p text:style-name="P16">      <text:span text:style-name="T17">&lt;</text:span><text:span text:style-name="T12">Welcome</text:span><text:span text:style-name="T13"> </text:span><text:span text:style-name="T6">firstName</text:span><text:span text:style-name="T13">=</text:span><text:span text:style-name="T8">"Mahmoud"</text:span><text:span text:style-name="T13"> </text:span><text:span text:style-name="T6">lastName</text:span><text:span text:style-name="T13">=</text:span><text:span text:style-name="T8">"Alshukri"</text:span><text:span text:style-name="T17">/&gt;</text:span></text:p>
      <text:p text:style-name="P18"/>
      <text:p text:style-name="P18"/>
      <text:p text:style-name="P7"><text:span text:style-name="T9">function</text:span> <text:span text:style-name="T14">Hello</text:span>(<text:span text:style-name="T5">props</text:span>) {</text:p>
      <text:p text:style-name="P16">    <text:span text:style-name="T2">return</text:span><text:span text:style-name="T13"> (</text:span></text:p>
      <text:p text:style-name="P16">      <text:span text:style-name="T17">&lt;</text:span><text:span text:style-name="T10">div</text:span><text:span text:style-name="T17">&gt;</text:span></text:p>
      <text:p text:style-name="P16">        <text:span text:style-name="T13">Hello </text:span><text:span text:style-name="T10">{</text:span><text:span text:style-name="T6">props</text:span><text:span text:style-name="T13">.</text:span><text:span text:style-name="T6">firstName</text:span><text:span text:style-name="T10">}</text:span><text:span text:style-name="T13"> </text:span><text:span text:style-name="T10">{</text:span><text:span text:style-name="T8">" "</text:span><text:span text:style-name="T13"> +</text:span><text:span text:style-name="T6">props</text:span><text:span text:style-name="T13">.</text:span><text:span text:style-name="T6">lastName</text:span><text:span text:style-name="T13"> +</text:span><text:span text:style-name="T8">" "</text:span><text:span text:style-name="T10">}</text:span><text:span text:style-name="T13"> From Function Component</text:span></text:p>
      <text:p text:style-name="P16">        <text:span text:style-name="T17">&lt;</text:span><text:span text:style-name="T10">span</text:span><text:span text:style-name="T17">&gt;</text:span><text:span text:style-name="T10">{</text:span><text:span text:style-name="T8">" "</text:span><text:span text:style-name="T13">+</text:span><text:span text:style-name="T6">props</text:span><text:span text:style-name="T13">.</text:span><text:span text:style-name="T6">children</text:span><text:span text:style-name="T10">}</text:span><text:span text:style-name="T17">&lt;/</text:span><text:span text:style-name="T10">span</text:span><text:span text:style-name="T17">&gt;</text:span></text:p>
      <text:p text:style-name="P16">      <text:span text:style-name="T17">&lt;/</text:span><text:span text:style-name="T10">div</text:span><text:span text:style-name="T17">&gt;</text:span></text:p>
      <text:p text:style-name="P16">    <text:span text:style-name="T13">);</text:span></text:p>
      <text:p text:style-name="P16">  <text:span text:style-name="T13">}</text:span></text:p>
      <text:p text:style-name="P16">  </text:p>
      <text:p text:style-name="P5"><text:span text:style-name="T1">export</text:span> <text:span text:style-name="T1">default</text:span> <text:span text:style-name="T14">Hello</text:span>;</text:p>
      <text:p text:style-name="P18"/>
      <text:p text:style-name="P7"><text:span text:style-name="T1">import</text:span> { <text:span text:style-name="T5">Component</text:span> } <text:span text:style-name="T1">from</text:span> <text:span text:style-name="T7">"react"</text:span>;</text:p>
      <text:p text:style-name="P17"/>
      <text:p text:style-name="P5"><text:span text:style-name="T9">class</text:span> <text:span text:style-name="T11">Welcome</text:span> <text:span text:style-name="T9">extends</text:span> <text:span text:style-name="T11">Component</text:span>{</text:p>
      <text:p text:style-name="P16">    <text:span text:style-name="T15">render</text:span><text:span text:style-name="T13">(){</text:span></text:p>
      <text:p text:style-name="P16">        <text:span text:style-name="T2">return</text:span><text:span text:style-name="T13">(</text:span></text:p>
      <text:p text:style-name="P16">            <text:span text:style-name="T17">&lt;</text:span><text:span text:style-name="T10">div</text:span><text:span text:style-name="T17">&gt;</text:span><text:span text:style-name="T13">Welcome </text:span><text:span text:style-name="T10">{this</text:span><text:span text:style-name="T13">.</text:span><text:span text:style-name="T18">props</text:span><text:span text:style-name="T13">.</text:span><text:span text:style-name="T6">firstName</text:span><text:span text:style-name="T13"> +</text:span><text:span text:style-name="T8">" "</text:span><text:span text:style-name="T13"> + </text:span><text:span text:style-name="T10">this</text:span><text:span text:style-name="T13">.</text:span><text:span text:style-name="T18">props</text:span><text:span text:style-name="T13">.</text:span><text:span text:style-name="T6">lastName</text:span><text:span text:style-name="T13"> + </text:span><text:span text:style-name="T8">" "</text:span><text:span text:style-name="T10">}</text:span><text:span text:style-name="T13"> From Class Component</text:span><text:span text:style-name="T17">&lt;/</text:span><text:span text:style-name="T10">div</text:span><text:span text:style-name="T17">&gt;</text:span></text:p>
      <text:p text:style-name="P16">        <text:span text:style-name="T13">)</text:span></text:p>
      <text:p text:style-name="P16">    <text:span text:style-name="T13">}</text:span></text:p>
      <text:p text:style-name="P5">}</text:p>
      <text:p text:style-name="P5"><text:span text:style-name="T1">export</text:span> <text:span text:style-name="T1">default</text:span> <text:span text:style-name="T11">Welcome</text:span></text:p>
      <text:p text:style-name="P18"/>
      <text:p text:style-name="P19">State:</text:p>
      <text:p text:style-name="P19"/>
      <text:p text:style-name="P8"><text:span text:style-name="T9">class</text:span> <text:span text:style-name="T11">Welcome</text:span> <text:span text:style-name="T9">extends</text:span> <text:span text:style-name="T11">Component</text:span>{</text:p>
      <text:p text:style-name="P16">    <text:span text:style-name="T6">state</text:span><text:span text:style-name="T13"> = {</text:span></text:p>
      <text:p text:style-name="P16">        <text:span text:style-name="T6">weight :</text:span><text:span text:style-name="T13"> </text:span><text:span text:style-name="T19">70</text:span></text:p>
      <text:p text:style-name="P16">    <text:span text:style-name="T13">}</text:span></text:p>
      <text:p text:style-name="P16">    <text:span text:style-name="T15">render</text:span><text:span text:style-name="T13">(){</text:span></text:p>
      <text:p text:style-name="P16">        <text:span text:style-name="T2">return</text:span><text:span text:style-name="T13">(</text:span></text:p>
      <text:p text:style-name="P16">            <text:span text:style-name="T17">&lt;</text:span><text:span text:style-name="T10">div</text:span><text:span text:style-name="T17">&gt;</text:span></text:p>
      <text:p text:style-name="P16">                <text:span text:style-name="T13">Welcome </text:span><text:span text:style-name="T10">{this</text:span><text:span text:style-name="T13">.</text:span><text:span text:style-name="T18">props</text:span><text:span text:style-name="T13">.</text:span><text:span text:style-name="T6">firstName</text:span><text:span text:style-name="T13"> +</text:span><text:span text:style-name="T8">" "</text:span><text:span text:style-name="T13"> + </text:span><text:span text:style-name="T10">this</text:span><text:span text:style-name="T13">.</text:span><text:span text:style-name="T18">props</text:span><text:span text:style-name="T13">.</text:span><text:span text:style-name="T6">lastName</text:span><text:span text:style-name="T13"> + </text:span><text:span text:style-name="T8">" "</text:span><text:span text:style-name="T10">}</text:span><text:span text:style-name="T13"> From Class Component</text:span></text:p>
      <text:p text:style-name="P16">                <text:span text:style-name="T17">&lt;</text:span><text:span text:style-name="T10">span</text:span><text:span text:style-name="T17">&gt;</text:span><text:span text:style-name="T13">Your Weight: </text:span><text:span text:style-name="T10">{this</text:span><text:span text:style-name="T13">.</text:span><text:span text:style-name="T6">state</text:span><text:span text:style-name="T13">.</text:span><text:span text:style-name="T6">weight</text:span><text:span text:style-name="T13"> + </text:span><text:span text:style-name="T8">"kg"</text:span><text:span text:style-name="T10">}</text:span><text:span text:style-name="T17">&lt;/</text:span><text:span text:style-name="T10">span</text:span><text:span text:style-name="T17">&gt;</text:span></text:p>
      <text:p text:style-name="P16">            <text:span text:style-name="T17">&lt;/</text:span><text:span text:style-name="T10">div</text:span><text:span text:style-name="T17">&gt;</text:span></text:p>
      <text:p text:style-name="P16">            </text:p>
      <text:p text:style-name="P16">        <text:span text:style-name="T13">)</text:span></text:p>
      <text:p text:style-name="P16">    <text:span text:style-name="T13">}</text:span></text:p>
      <text:p text:style-name="P5">}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Update state with events:</text:p>
      <text:p text:style-name="P20"/>
      <text:p text:style-name="P9"><text:span text:style-name="T9">class</text:span> <text:span text:style-name="T11">Welcome</text:span> <text:span text:style-name="T9">extends</text:span> <text:span text:style-name="T11">Component</text:span>{</text:p>
      <text:p text:style-name="P16">    <text:span text:style-name="T6">state</text:span><text:span text:style-name="T13"> = {</text:span></text:p>
      <text:p text:style-name="P16">        <text:span text:style-name="T6">weight :</text:span><text:span text:style-name="T13"> </text:span><text:span text:style-name="T19">70</text:span><text:span text:style-name="T13">,</text:span></text:p>
      <text:p text:style-name="P16">        <text:span text:style-name="T6">counter:</text:span><text:span text:style-name="T13"> </text:span><text:span text:style-name="T19">0</text:span><text:span text:style-name="T13">,</text:span></text:p>
      <text:p text:style-name="P16">        <text:span text:style-name="T6">user:</text:span><text:span text:style-name="T13"> {</text:span></text:p>
      <text:p text:style-name="P16">            <text:span text:style-name="T6">firstName :</text:span><text:span text:style-name="T13"> </text:span><text:span text:style-name="T8">"Mahmoud"</text:span><text:span text:style-name="T13">,</text:span></text:p>
      <text:p text:style-name="P16">            <text:span text:style-name="T6">lastName :</text:span><text:span text:style-name="T13"> </text:span><text:span text:style-name="T8">"Alshukri"</text:span></text:p>
      <text:p text:style-name="P16">        <text:span text:style-name="T13">}</text:span></text:p>
      <text:p text:style-name="P16">    <text:span text:style-name="T13">}</text:span></text:p>
      <text:p text:style-name="P16">    <text:span text:style-name="T15">decreaseCounter</text:span><text:span text:style-name="T13"> = () </text:span><text:span text:style-name="T10">=&gt;</text:span><text:span text:style-name="T13">{</text:span></text:p>
      <text:p text:style-name="P16">        <text:span text:style-name="T10">this</text:span><text:span text:style-name="T13">.</text:span><text:span text:style-name="T15">setState</text:span><text:span text:style-name="T13">({</text:span><text:span text:style-name="T6">counter:</text:span><text:span text:style-name="T13"> </text:span><text:span text:style-name="T10">this</text:span><text:span text:style-name="T13">.</text:span><text:span text:style-name="T6">state</text:span><text:span text:style-name="T13">.</text:span><text:span text:style-name="T6">counter</text:span><text:span text:style-name="T13"> - </text:span><text:span text:style-name="T19">1</text:span><text:span text:style-name="T13">})</text:span></text:p>
      <text:p text:style-name="P16">    <text:span text:style-name="T13">}</text:span></text:p>
      <text:p text:style-name="P16">    <text:span text:style-name="T15">updateWeight</text:span><text:span text:style-name="T13">(</text:span><text:span text:style-name="T6">event</text:span><text:span text:style-name="T13">){</text:span></text:p>
      <text:p text:style-name="P16">        <text:span text:style-name="T10">this</text:span><text:span text:style-name="T13">.</text:span><text:span text:style-name="T15">setState</text:span><text:span text:style-name="T13">({</text:span><text:span text:style-name="T6">weight:</text:span><text:span text:style-name="T13"> </text:span><text:span text:style-name="T6">event</text:span><text:span text:style-name="T13">.</text:span><text:span text:style-name="T6">target</text:span><text:span text:style-name="T13">.</text:span><text:span text:style-name="T6">value</text:span><text:span text:style-name="T13">})</text:span></text:p>
      <text:p text:style-name="P16">    <text:span text:style-name="T13">}</text:span></text:p>
      <text:p text:style-name="P16">    <text:span text:style-name="T15">updateFirstName</text:span><text:span text:style-name="T13">(</text:span><text:span text:style-name="T6">event</text:span><text:span text:style-name="T13">){</text:span></text:p>
      <text:p text:style-name="P16">        <text:span text:style-name="T10">this</text:span><text:span text:style-name="T13">.</text:span><text:span text:style-name="T15">setState</text:span><text:span text:style-name="T13">({</text:span></text:p>
      <text:p text:style-name="P16">            <text:span text:style-name="T6">user:</text:span><text:span text:style-name="T13">{</text:span></text:p>
      <text:p text:style-name="P16">                <text:span text:style-name="T13">...</text:span><text:span text:style-name="T10">this</text:span><text:span text:style-name="T13">.</text:span><text:span text:style-name="T6">state</text:span><text:span text:style-name="T13">.</text:span><text:span text:style-name="T6">user</text:span><text:span text:style-name="T13">,</text:span></text:p>
      <text:p text:style-name="P16">                <text:span text:style-name="T6">firstName:</text:span><text:span text:style-name="T13"> </text:span><text:span text:style-name="T6">event</text:span><text:span text:style-name="T13">.</text:span><text:span text:style-name="T6">target</text:span><text:span text:style-name="T13">.</text:span><text:span text:style-name="T6">value</text:span></text:p>
      <text:p text:style-name="P16">            <text:span text:style-name="T13">}</text:span></text:p>
      <text:p text:style-name="P16">        <text:span text:style-name="T13">})</text:span></text:p>
      <text:p text:style-name="P16">    <text:span text:style-name="T13">}</text:span></text:p>
      <text:p text:style-name="P16">    <text:span text:style-name="T15">updateLastName</text:span><text:span text:style-name="T13">(</text:span><text:span text:style-name="T6">event</text:span><text:span text:style-name="T13">){</text:span></text:p>
      <text:p text:style-name="P16">        <text:span text:style-name="T10">this</text:span><text:span text:style-name="T13">.</text:span><text:span text:style-name="T15">setState</text:span><text:span text:style-name="T13">({</text:span></text:p>
      <text:p text:style-name="P16">            <text:span text:style-name="T6">user:</text:span><text:span text:style-name="T13">{</text:span></text:p>
      <text:p text:style-name="P16">                <text:span text:style-name="T13">...</text:span><text:span text:style-name="T10">this</text:span><text:span text:style-name="T13">.</text:span><text:span text:style-name="T6">state</text:span><text:span text:style-name="T13">.</text:span><text:span text:style-name="T6">user</text:span><text:span text:style-name="T13">,</text:span></text:p>
      <text:p text:style-name="P16">                <text:span text:style-name="T6">lastName:</text:span><text:span text:style-name="T13"> </text:span><text:span text:style-name="T6">event</text:span><text:span text:style-name="T13">.</text:span><text:span text:style-name="T6">target</text:span><text:span text:style-name="T13">.</text:span><text:span text:style-name="T6">value</text:span></text:p>
      <text:p text:style-name="P16">            <text:span text:style-name="T13">}</text:span></text:p>
      <text:p text:style-name="P16">        <text:span text:style-name="T13">})</text:span></text:p>
      <text:p text:style-name="P16">    <text:span text:style-name="T13">}</text:span></text:p>
      <text:p text:style-name="P16">    <text:span text:style-name="T15">render</text:span><text:span text:style-name="T13">(){</text:span></text:p>
      <text:p text:style-name="P16">        <text:span text:style-name="T2">return</text:span><text:span text:style-name="T13">(</text:span></text:p>
      <text:p text:style-name="P16">            <text:span text:style-name="T17">&lt;</text:span><text:span text:style-name="T10">div</text:span><text:span text:style-name="T17">&gt;</text:span></text:p>
      <text:p text:style-name="P16">                <text:span text:style-name="T13">Welcome </text:span><text:span text:style-name="T10">{this</text:span><text:span text:style-name="T13">.</text:span><text:span text:style-name="T18">props</text:span><text:span text:style-name="T13">.</text:span><text:span text:style-name="T6">firstName</text:span><text:span text:style-name="T13"> +</text:span><text:span text:style-name="T8">" "</text:span><text:span text:style-name="T13"> + </text:span><text:span text:style-name="T10">this</text:span><text:span text:style-name="T13">.</text:span><text:span text:style-name="T18">props</text:span><text:span text:style-name="T13">.</text:span><text:span text:style-name="T6">lastName</text:span><text:span text:style-name="T13"> + </text:span><text:span text:style-name="T8">" "</text:span><text:span text:style-name="T10">}</text:span><text:span text:style-name="T13"> From Class Component</text:span></text:p>
      <text:p text:style-name="P16">                <text:span text:style-name="T17">&lt;</text:span><text:span text:style-name="T10">span</text:span><text:span text:style-name="T17">&gt;</text:span><text:span text:style-name="T13">Your Weight: </text:span><text:span text:style-name="T10">{this</text:span><text:span text:style-name="T13">.</text:span><text:span text:style-name="T6">state</text:span><text:span text:style-name="T13">.</text:span><text:span text:style-name="T6">weight</text:span><text:span text:style-name="T13"> + </text:span><text:span text:style-name="T8">"kg"</text:span><text:span text:style-name="T10">}</text:span><text:span text:style-name="T17">&lt;/</text:span><text:span text:style-name="T10">span</text:span><text:span text:style-name="T17">&gt;</text:span></text:p>
      <text:p text:style-name="P16">                <text:span text:style-name="T17">&lt;</text:span><text:span text:style-name="T10">h1</text:span><text:span text:style-name="T17">&gt;</text:span><text:span text:style-name="T10">{</text:span><text:span text:style-name="T8">"Counter:"</text:span><text:span text:style-name="T13"> + </text:span><text:span text:style-name="T10">this</text:span><text:span text:style-name="T13">.</text:span><text:span text:style-name="T6">state</text:span><text:span text:style-name="T13">.</text:span><text:span text:style-name="T6">counter</text:span><text:span text:style-name="T10">}</text:span><text:span text:style-name="T17">&lt;/</text:span><text:span text:style-name="T10">h1</text:span><text:span text:style-name="T17">&gt;</text:span></text:p>
      <text:p text:style-name="P16">                <text:span text:style-name="T17">&lt;</text:span><text:span text:style-name="T10">button</text:span><text:span text:style-name="T13"> </text:span><text:span text:style-name="T6">onClick</text:span><text:span text:style-name="T13">=</text:span><text:span text:style-name="T10">{</text:span><text:span text:style-name="T13">() </text:span><text:span text:style-name="T10">=&gt;</text:span><text:span text:style-name="T13"> </text:span><text:span text:style-name="T10">this</text:span><text:span text:style-name="T13">.</text:span><text:span text:style-name="T15">setState</text:span><text:span text:style-name="T13">({</text:span><text:span text:style-name="T6">counter:</text:span><text:span text:style-name="T13"> </text:span><text:span text:style-name="T10">this</text:span><text:span text:style-name="T13">.</text:span><text:span text:style-name="T6">state</text:span><text:span text:style-name="T13">.</text:span><text:span text:style-name="T6">counter</text:span><text:span text:style-name="T13"> + </text:span><text:span text:style-name="T19">1</text:span><text:span text:style-name="T13">})</text:span><text:span text:style-name="T10">}</text:span><text:span text:style-name="T17">&gt;</text:span><text:span text:style-name="T13">Increase Counter</text:span><text:span text:style-name="T17">&lt;/</text:span><text:span text:style-name="T10">button</text:span><text:span text:style-name="T17">&gt;</text:span></text:p>
      <text:p text:style-name="P16">                <text:span text:style-name="T17">&lt;</text:span><text:span text:style-name="T10">button</text:span><text:span text:style-name="T13"> </text:span><text:span text:style-name="T6">onClick</text:span><text:span text:style-name="T13">=</text:span><text:span text:style-name="T10">{this</text:span><text:span text:style-name="T13">.</text:span><text:span text:style-name="T15">decreaseCounter</text:span><text:span text:style-name="T10">}</text:span><text:span text:style-name="T17">&gt;</text:span><text:span text:style-name="T13">Decrease Counter</text:span><text:span text:style-name="T17">&lt;/</text:span><text:span text:style-name="T10">button</text:span><text:span text:style-name="T17">&gt;</text:span></text:p>
      <text:p text:style-name="P16">                <text:span text:style-name="T17">&lt;</text:span><text:span text:style-name="T10">input</text:span><text:span text:style-name="T13"> </text:span><text:span text:style-name="T6">type</text:span><text:span text:style-name="T13">=</text:span><text:span text:style-name="T8">"text"</text:span><text:span text:style-name="T13"> </text:span><text:span text:style-name="T6">placeholder</text:span><text:span text:style-name="T13">=</text:span><text:span text:style-name="T8">"Update your weight"</text:span><text:span text:style-name="T13"> </text:span><text:span text:style-name="T6">onChange</text:span><text:span text:style-name="T13">=</text:span><text:span text:style-name="T10">{this</text:span><text:span text:style-name="T13">.</text:span><text:span text:style-name="T15">updateWeight</text:span><text:span text:style-name="T13">.</text:span><text:span text:style-name="T15">bind</text:span><text:span text:style-name="T13">(</text:span><text:span text:style-name="T10">this</text:span><text:span text:style-name="T13">)</text:span><text:span text:style-name="T10">}</text:span><text:span text:style-name="T17">&gt;&lt;/</text:span><text:span text:style-name="T10">input</text:span><text:span text:style-name="T17">&gt;</text:span></text:p>
      <text:p text:style-name="P16">                <text:span text:style-name="T17">&lt;</text:span><text:span text:style-name="T10">input</text:span><text:span text:style-name="T13"> </text:span><text:span text:style-name="T6">type</text:span><text:span text:style-name="T13">=</text:span><text:span text:style-name="T8">"text"</text:span><text:span text:style-name="T13"> </text:span><text:span text:style-name="T6">placeholder</text:span><text:span text:style-name="T13">=</text:span><text:span text:style-name="T8">"Update your First Name"</text:span><text:span text:style-name="T13"> </text:span><text:span text:style-name="T6">onChange</text:span><text:span text:style-name="T13">=</text:span><text:span text:style-name="T10">{this</text:span><text:span text:style-name="T13">.</text:span><text:span text:style-name="T15">updateFirstName</text:span><text:span text:style-name="T13">.</text:span><text:span text:style-name="T15">bind</text:span><text:span text:style-name="T13">(</text:span><text:span text:style-name="T10">this</text:span><text:span text:style-name="T13">)</text:span><text:span text:style-name="T10">}</text:span><text:span text:style-name="T13"> </text:span><text:span text:style-name="T6">value</text:span><text:span text:style-name="T13">=</text:span><text:span text:style-name="T10">{this</text:span><text:span text:style-name="T13">.</text:span><text:span text:style-name="T6">state</text:span><text:span text:style-name="T13">.</text:span><text:span text:style-name="T6">user</text:span><text:span text:style-name="T13">.</text:span><text:span text:style-name="T6">firstName</text:span><text:span text:style-name="T10">}</text:span><text:span text:style-name="T17">&gt;&lt;/</text:span><text:span text:style-name="T10">input</text:span><text:span text:style-name="T17">&gt;</text:span></text:p>
      <text:p text:style-name="P16">                <text:span text:style-name="T17">&lt;</text:span><text:span text:style-name="T10">input</text:span><text:span text:style-name="T13"> </text:span><text:span text:style-name="T6">type</text:span><text:span text:style-name="T13">=</text:span><text:span text:style-name="T8">"text"</text:span><text:span text:style-name="T13"> </text:span><text:span text:style-name="T6">placeholder</text:span><text:span text:style-name="T13">=</text:span><text:span text:style-name="T8">"Update your Last Name"</text:span><text:span text:style-name="T13"> </text:span><text:span text:style-name="T6">onChange</text:span><text:span text:style-name="T13">=</text:span><text:span text:style-name="T10">{this</text:span><text:span text:style-name="T13">.</text:span><text:span text:style-name="T15">updateLastName</text:span><text:span text:style-name="T13">.</text:span><text:span text:style-name="T15">bind</text:span><text:span text:style-name="T13">(</text:span><text:span text:style-name="T10">this</text:span><text:span text:style-name="T13">)</text:span><text:span text:style-name="T10">}</text:span><text:span text:style-name="T13"> </text:span><text:span text:style-name="T6">value</text:span><text:span text:style-name="T13">=</text:span><text:span text:style-name="T10">{this</text:span><text:span text:style-name="T13">.</text:span><text:span text:style-name="T6">state</text:span><text:span text:style-name="T13">.</text:span><text:span text:style-name="T6">user</text:span><text:span text:style-name="T13">.</text:span><text:span text:style-name="T6">lastName</text:span><text:span text:style-name="T10">}</text:span><text:span text:style-name="T17">&gt;&lt;/</text:span><text:span text:style-name="T10">input</text:span><text:span text:style-name="T17">&gt;</text:span></text:p>
      <text:p text:style-name="P16">                <text:span text:style-name="T17">&lt;</text:span><text:span text:style-name="T10">h1</text:span><text:span text:style-name="T17">&gt;</text:span><text:span text:style-name="T10">{this</text:span><text:span text:style-name="T13">.</text:span><text:span text:style-name="T6">state</text:span><text:span text:style-name="T13">.</text:span><text:span text:style-name="T6">user</text:span><text:span text:style-name="T13">.</text:span><text:span text:style-name="T6">firstName</text:span><text:span text:style-name="T13"> +</text:span><text:span text:style-name="T8">" "</text:span><text:span text:style-name="T13">+ </text:span><text:span text:style-name="T10">this</text:span><text:span text:style-name="T13">.</text:span><text:span text:style-name="T6">state</text:span><text:span text:style-name="T13">.</text:span><text:span text:style-name="T6">user</text:span><text:span text:style-name="T13">.</text:span><text:span text:style-name="T6">lastName</text:span><text:span text:style-name="T10">}</text:span><text:span text:style-name="T17">&lt;/</text:span><text:span text:style-name="T10">h1</text:span><text:span text:style-name="T17">&gt;</text:span></text:p>
      <text:p text:style-name="P16">            <text:span text:style-name="T17">&lt;/</text:span><text:span text:style-name="T10">div</text:span><text:span text:style-name="T17">&gt;</text:span></text:p>
      <text:p text:style-name="P16"><text:soft-page-break/>        <text:span text:style-name="T13">)</text:span></text:p>
      <text:p text:style-name="P16">    <text:span text:style-name="T13">}</text:span></text:p>
      <text:p text:style-name="P5">}</text:p>
      <text:p text:style-name="P20"/>
      <text:p text:style-name="P21">List &amp; Loop:</text:p>
      <text:p text:style-name="P21"/>
      <text:p text:style-name="P10"><text:span text:style-name="T9">function</text:span> <text:span text:style-name="T14">List</text:span>() {</text:p>
      <text:p text:style-name="P16">    <text:span text:style-name="T10">const</text:span><text:span text:style-name="T13"> </text:span><text:span text:style-name="T18">books</text:span><text:span text:style-name="T13"> = [</text:span><text:span text:style-name="T8">'book 1'</text:span><text:span text:style-name="T13">, </text:span><text:span text:style-name="T8">'book 2'</text:span><text:span text:style-name="T13">, </text:span><text:span text:style-name="T8">'book 3'</text:span><text:span text:style-name="T13">]</text:span></text:p>
      <text:p text:style-name="P16">    <text:span text:style-name="T2">return</text:span><text:span text:style-name="T13"> (</text:span></text:p>
      <text:p text:style-name="P16">      <text:span text:style-name="T17">&lt;</text:span><text:span text:style-name="T10">div</text:span><text:span text:style-name="T17">&gt;</text:span></text:p>
      <text:p text:style-name="P16">            <text:span text:style-name="T17">&lt;</text:span><text:span text:style-name="T10">ul</text:span><text:span text:style-name="T17">&gt;</text:span></text:p>
      <text:p text:style-name="P16">                <text:span text:style-name="T10">{</text:span><text:span text:style-name="T18">books</text:span><text:span text:style-name="T13">.</text:span><text:span text:style-name="T15">map</text:span><text:span text:style-name="T13">(</text:span><text:span text:style-name="T6">item</text:span><text:span text:style-name="T13"> </text:span><text:span text:style-name="T10">=&gt;</text:span><text:span text:style-name="T13"> </text:span><text:span text:style-name="T17">&lt;</text:span><text:span text:style-name="T10">li</text:span><text:span text:style-name="T13"> </text:span><text:span text:style-name="T6">key</text:span><text:span text:style-name="T13">=</text:span><text:span text:style-name="T10">{</text:span><text:span text:style-name="T6">item</text:span><text:span text:style-name="T10">}</text:span><text:span text:style-name="T17">&gt;</text:span><text:span text:style-name="T10">{</text:span><text:span text:style-name="T6">item</text:span><text:span text:style-name="T10">}</text:span><text:span text:style-name="T17">&lt;/</text:span><text:span text:style-name="T10">li</text:span><text:span text:style-name="T17">&gt;</text:span><text:span text:style-name="T13">)</text:span><text:span text:style-name="T10">}</text:span></text:p>
      <text:p text:style-name="P16">            <text:span text:style-name="T17">&lt;/</text:span><text:span text:style-name="T10">ul</text:span><text:span text:style-name="T17">&gt;</text:span></text:p>
      <text:p text:style-name="P16">      <text:span text:style-name="T17">&lt;/</text:span><text:span text:style-name="T10">div</text:span><text:span text:style-name="T17">&gt;</text:span></text:p>
      <text:p text:style-name="P16">    <text:span text:style-name="T13">);</text:span></text:p>
      <text:p text:style-name="P16">  <text:span text:style-name="T13">}</text:span></text:p>
      <text:p text:style-name="P5"/>
      <text:p text:style-name="P16"><text:span text:style-name="T10">function</text:span><text:span text:style-name="T13"> </text:span><text:span text:style-name="T15">List</text:span><text:span text:style-name="T13">() {</text:span></text:p>
      <text:p text:style-name="P16">    <text:span text:style-name="T10">const</text:span><text:span text:style-name="T13"> </text:span><text:span text:style-name="T18">users</text:span><text:span text:style-name="T13"> = [</text:span></text:p>
      <text:p text:style-name="P16">      <text:span text:style-name="T13">{</text:span><text:span text:style-name="T6">id:</text:span><text:span text:style-name="T19">1</text:span><text:span text:style-name="T13">, </text:span><text:span text:style-name="T6">name:</text:span><text:span text:style-name="T8">'M'</text:span><text:span text:style-name="T13">},</text:span></text:p>
      <text:p text:style-name="P16">      <text:span text:style-name="T13">{</text:span><text:span text:style-name="T6">id:</text:span><text:span text:style-name="T19">2</text:span><text:span text:style-name="T13">, </text:span><text:span text:style-name="T6">name:</text:span><text:span text:style-name="T8">'H'</text:span><text:span text:style-name="T13">},</text:span></text:p>
      <text:p text:style-name="P16">      <text:span text:style-name="T13">{</text:span><text:span text:style-name="T6">id:</text:span><text:span text:style-name="T19">3</text:span><text:span text:style-name="T13">, </text:span><text:span text:style-name="T6">name:</text:span><text:span text:style-name="T8">'A'</text:span><text:span text:style-name="T13">},</text:span></text:p>
      <text:p text:style-name="P16">    <text:span text:style-name="T13">]</text:span></text:p>
      <text:p text:style-name="P16">    <text:span text:style-name="T2">return</text:span><text:span text:style-name="T13"> (</text:span></text:p>
      <text:p text:style-name="P16">      <text:span text:style-name="T17">&lt;</text:span><text:span text:style-name="T10">div</text:span><text:span text:style-name="T17">&gt;</text:span></text:p>
      <text:p text:style-name="P16">            <text:span text:style-name="T17">&lt;</text:span><text:span text:style-name="T10">ul</text:span><text:span text:style-name="T17">&gt;</text:span></text:p>
      <text:p text:style-name="P16">                <text:span text:style-name="T10">{</text:span><text:span text:style-name="T18">users</text:span><text:span text:style-name="T13">.</text:span><text:span text:style-name="T15">map</text:span><text:span text:style-name="T13">((</text:span><text:span text:style-name="T6">user</text:span><text:span text:style-name="T13">, </text:span><text:span text:style-name="T6">index</text:span><text:span text:style-name="T13">) </text:span><text:span text:style-name="T10">=&gt;</text:span><text:span text:style-name="T13"> </text:span><text:span text:style-name="T17">&lt;</text:span><text:span text:style-name="T10">li</text:span><text:span text:style-name="T13"> </text:span><text:span text:style-name="T6">key</text:span><text:span text:style-name="T13">=</text:span><text:span text:style-name="T10">{</text:span><text:span text:style-name="T6">user</text:span><text:span text:style-name="T13">.</text:span><text:span text:style-name="T6">id</text:span><text:span text:style-name="T10">}</text:span><text:span text:style-name="T17">&gt;</text:span><text:span text:style-name="T10">{</text:span><text:span text:style-name="T6">index</text:span><text:span text:style-name="T13"> + </text:span><text:span text:style-name="T8">" - "</text:span><text:span text:style-name="T13"> + </text:span><text:span text:style-name="T6">user</text:span><text:span text:style-name="T13">.</text:span><text:span text:style-name="T6">name</text:span><text:span text:style-name="T10">}</text:span><text:span text:style-name="T17">&lt;/</text:span><text:span text:style-name="T10">li</text:span><text:span text:style-name="T17">&gt;</text:span><text:span text:style-name="T13">)</text:span><text:span text:style-name="T10">}</text:span></text:p>
      <text:p text:style-name="P16">            <text:span text:style-name="T17">&lt;/</text:span><text:span text:style-name="T10">ul</text:span><text:span text:style-name="T17">&gt;</text:span></text:p>
      <text:p text:style-name="P16">      <text:span text:style-name="T17">&lt;/</text:span><text:span text:style-name="T10">div</text:span><text:span text:style-name="T17">&gt;</text:span></text:p>
      <text:p text:style-name="P16">    <text:span text:style-name="T13">);</text:span></text:p>
      <text:p text:style-name="P16">  <text:span text:style-name="T13">}</text:span></text:p>
      <text:p text:style-name="P5"/>
      <text:p text:style-name="P21"/>
      <text:p text:style-name="P22">Conditions:</text:p>
      <text:p text:style-name="P22"/>
      <text:p text:style-name="P11"><text:span text:style-name="T9">function</text:span> <text:span text:style-name="T14">Conditions</text:span>() {</text:p>
      <text:p text:style-name="P16">    <text:span text:style-name="T10">const</text:span><text:span text:style-name="T13"> </text:span><text:span text:style-name="T18">age</text:span><text:span text:style-name="T13"> = </text:span><text:span text:style-name="T19">17</text:span></text:p>
      <text:p text:style-name="P16">    <text:span text:style-name="T2">return</text:span><text:span text:style-name="T13"> (</text:span></text:p>
      <text:p text:style-name="P16">      <text:span text:style-name="T17">&lt;</text:span><text:span text:style-name="T10">div</text:span><text:span text:style-name="T17">&gt;</text:span></text:p>
      <text:p text:style-name="P16">            <text:span text:style-name="T10">{</text:span><text:span text:style-name="T18">age</text:span><text:span text:style-name="T13"> &gt;= </text:span><text:span text:style-name="T19">18</text:span><text:span text:style-name="T13"> ? </text:span><text:span text:style-name="T17">&lt;</text:span><text:span text:style-name="T10">div</text:span><text:span text:style-name="T17">&gt;</text:span><text:span text:style-name="T13">You Can Sign Up In Our Website</text:span><text:span text:style-name="T17">&lt;/</text:span><text:span text:style-name="T10">div</text:span><text:span text:style-name="T17">&gt;</text:span><text:span text:style-name="T13">:</text:span><text:span text:style-name="T17">&lt;</text:span><text:span text:style-name="T10">div</text:span><text:span text:style-name="T17">&gt;</text:span><text:span text:style-name="T13"> You Can Not Sign Up In Our Website</text:span><text:span text:style-name="T17">&lt;/</text:span><text:span text:style-name="T10">div</text:span><text:span text:style-name="T17">&gt;</text:span><text:span text:style-name="T10">}</text:span></text:p>
      <text:p text:style-name="P16">      <text:span text:style-name="T17">&lt;/</text:span><text:span text:style-name="T10">div</text:span><text:span text:style-name="T17">&gt;</text:span></text:p>
      <text:p text:style-name="P16">    <text:span text:style-name="T13">);</text:span></text:p>
      <text:p text:style-name="P16">  <text:span text:style-name="T13">}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9">function</text:span> <text:span text:style-name="T14">Conditions</text:span>() {</text:p>
      <text:p text:style-name="P16">    <text:span text:style-name="T10">const</text:span><text:span text:style-name="T13"> </text:span><text:span text:style-name="T18">age</text:span><text:span text:style-name="T13"> = </text:span><text:span text:style-name="T19">17</text:span></text:p>
      <text:p text:style-name="P16">    <text:span text:style-name="T10">let</text:span><text:span text:style-name="T13"> </text:span><text:span text:style-name="T6">ageTemplate</text:span><text:span text:style-name="T13"> = </text:span><text:span text:style-name="T8">''</text:span></text:p>
      <text:p text:style-name="P16">    <text:span text:style-name="T2">if</text:span><text:span text:style-name="T13">(</text:span><text:span text:style-name="T18">age</text:span><text:span text:style-name="T13"> &gt;= </text:span><text:span text:style-name="T19">18</text:span><text:span text:style-name="T13">){</text:span></text:p>
      <text:p text:style-name="P16">      <text:span text:style-name="T6">ageTemplate</text:span><text:span text:style-name="T13"> = </text:span><text:span text:style-name="T17">&lt;</text:span><text:span text:style-name="T10">h1</text:span><text:span text:style-name="T17">&gt;</text:span><text:span text:style-name="T13">You Can Sign Up In Our Website</text:span><text:span text:style-name="T17">&lt;/</text:span><text:span text:style-name="T10">h1</text:span><text:span text:style-name="T17">&gt;</text:span></text:p>
      <text:p text:style-name="P16">    <text:span text:style-name="T13">}</text:span><text:span text:style-name="T2">else</text:span><text:span text:style-name="T13">{</text:span></text:p>
      <text:p text:style-name="P16">      <text:span text:style-name="T6">ageTemplate</text:span><text:span text:style-name="T13"> = </text:span><text:span text:style-name="T17">&lt;</text:span><text:span text:style-name="T10">h1</text:span><text:span text:style-name="T17">&gt;</text:span><text:span text:style-name="T13">You Can Not Sign Up In Our Website</text:span><text:span text:style-name="T17">&lt;/</text:span><text:span text:style-name="T10">h1</text:span><text:span text:style-name="T17">&gt;</text:span></text:p>
      <text:p text:style-name="P16">    <text:span text:style-name="T13">}</text:span></text:p>
      <text:p text:style-name="P16">    <text:span text:style-name="T2">return</text:span><text:span text:style-name="T13"> (</text:span></text:p>
      <text:p text:style-name="P16">      <text:span text:style-name="T17">&lt;</text:span><text:span text:style-name="T10">div</text:span><text:span text:style-name="T17">&gt;</text:span></text:p>
      <text:p text:style-name="P16">            <text:span text:style-name="T10">{</text:span><text:span text:style-name="T6">ageTemplate</text:span><text:span text:style-name="T10">}</text:span></text:p>
      <text:p text:style-name="P16">      <text:span text:style-name="T17">&lt;/</text:span><text:span text:style-name="T10">div</text:span><text:span text:style-name="T17">&gt;</text:span></text:p>
      <text:p text:style-name="P16">    <text:span text:style-name="T13">);</text:span></text:p>
      <text:p text:style-name="P17"><text:span text:style-name="T3">  </text:span><text:span text:style-name="T4">}</text:span></text:p>
      <text:p text:style-name="P5"/>
      <text:p text:style-name="P23">Life Cycle Hooks:</text:p>
      <text:p text:style-name="P12"><text:span text:style-name="T9">class</text:span> <text:span text:style-name="T11">LifeCycle</text:span> <text:span text:style-name="T9">extends</text:span> <text:span text:style-name="T11">Component</text:span>{</text:p>
      <text:p text:style-name="P16">    <text:span text:style-name="T10">constructor</text:span><text:span text:style-name="T13">(</text:span><text:span text:style-name="T6">props</text:span><text:span text:style-name="T13">){</text:span></text:p>
      <text:p text:style-name="P16">        <text:span text:style-name="T10">super</text:span><text:span text:style-name="T13">(</text:span><text:span text:style-name="T6">props</text:span><text:span text:style-name="T13">);</text:span></text:p>
      <text:p text:style-name="P16">        <text:span text:style-name="T10">this</text:span><text:span text:style-name="T13">.</text:span><text:span text:style-name="T6">state</text:span><text:span text:style-name="T13"> = {</text:span></text:p>
      <text:p text:style-name="P16">            <text:span text:style-name="T6">time :</text:span><text:span text:style-name="T13"> </text:span><text:span text:style-name="T10">new</text:span><text:span text:style-name="T13"> </text:span><text:span text:style-name="T12">Date</text:span></text:p>
      <text:p text:style-name="P16">        <text:span text:style-name="T13">}</text:span></text:p>
      <text:p text:style-name="P16">    <text:span text:style-name="T13">}</text:span></text:p>
      <text:p text:style-name="P16">    <text:span text:style-name="T15">componentDidMount</text:span><text:span text:style-name="T13">(){</text:span></text:p>
      <text:p text:style-name="P16">        <text:span text:style-name="T15">setInterval</text:span><text:span text:style-name="T13">(()</text:span><text:span text:style-name="T10">=&gt;</text:span><text:span text:style-name="T13">{</text:span></text:p>
      <text:p text:style-name="P16">            <text:span text:style-name="T10">this</text:span><text:span text:style-name="T13">.</text:span><text:span text:style-name="T15">setState</text:span><text:span text:style-name="T13">({</text:span></text:p>
      <text:p text:style-name="P16">                <text:span text:style-name="T6">time :</text:span><text:span text:style-name="T13"> </text:span><text:span text:style-name="T10">new</text:span><text:span text:style-name="T13"> </text:span><text:span text:style-name="T12">Date</text:span></text:p>
      <text:p text:style-name="P16">            <text:span text:style-name="T13">});</text:span></text:p>
      <text:p text:style-name="P16">            </text:p>
      <text:p text:style-name="P16">        <text:span text:style-name="T13">},</text:span><text:span text:style-name="T19">1000</text:span><text:span text:style-name="T13">)</text:span></text:p>
      <text:p text:style-name="P17"><text:span text:style-name="T3">    </text:span><text:span text:style-name="T4">}</text:span></text:p>
      <text:p text:style-name="P16">    <text:span text:style-name="T15">render</text:span><text:span text:style-name="T13">(){</text:span></text:p>
      <text:p text:style-name="P16">        <text:span text:style-name="T2">return</text:span><text:span text:style-name="T13">(</text:span></text:p>
      <text:p text:style-name="P16">            <text:span text:style-name="T17">&lt;</text:span><text:span text:style-name="T10">div</text:span><text:span text:style-name="T17">&gt;</text:span></text:p>
      <text:p text:style-name="P16">                <text:span text:style-name="T13">Time Now: </text:span><text:span text:style-name="T10">{this</text:span><text:span text:style-name="T13">.</text:span><text:span text:style-name="T6">state</text:span><text:span text:style-name="T13">.</text:span><text:span text:style-name="T6">time</text:span><text:span text:style-name="T13">.</text:span><text:span text:style-name="T15">toLocaleDateString</text:span><text:span text:style-name="T13">()</text:span><text:span text:style-name="T10">}</text:span></text:p>
      <text:p text:style-name="P16">            <text:span text:style-name="T17">&lt;/</text:span><text:span text:style-name="T10">div</text:span><text:span text:style-name="T17">&gt;</text:span></text:p>
      <text:p text:style-name="P16">        <text:span text:style-name="T13">)</text:span></text:p>
      <text:p text:style-name="P16">    <text:span text:style-name="T13">}</text:span></text:p>
      <text:p text:style-name="P5">}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Forms:</text:p>
      <text:p text:style-name="P24"/>
      <text:p text:style-name="P13"><text:span text:style-name="T9">class</text:span> <text:span text:style-name="T11">App</text:span> <text:span text:style-name="T9">extends</text:span> <text:span text:style-name="T11">Component</text:span> {</text:p>
      <text:p text:style-name="P16">  <text:span text:style-name="T6">state</text:span><text:span text:style-name="T13"> = {</text:span></text:p>
      <text:p text:style-name="P16">    <text:span text:style-name="T6">value :</text:span><text:span text:style-name="T13"> </text:span><text:span text:style-name="T8">'Deafult'</text:span><text:span text:style-name="T13">,</text:span></text:p>
      <text:p text:style-name="P16">    <text:span text:style-name="T6">selectValue :</text:span><text:span text:style-name="T13"> </text:span><text:span text:style-name="T8">"2"</text:span><text:span text:style-name="T13">,</text:span></text:p>
      <text:p text:style-name="P16">    <text:span text:style-name="T6">checked :</text:span><text:span text:style-name="T13"> </text:span><text:span text:style-name="T10">true</text:span><text:span text:style-name="T13">,</text:span></text:p>
      <text:p text:style-name="P16">    <text:span text:style-name="T6">radioValue:</text:span><text:span text:style-name="T13"> </text:span><text:span text:style-name="T8">"1"</text:span></text:p>
      <text:p text:style-name="P16">  <text:span text:style-name="T13">}</text:span></text:p>
      <text:p text:style-name="P16">  <text:span text:style-name="T15">setValue</text:span><text:span text:style-name="T13"> = (</text:span><text:span text:style-name="T6">event</text:span><text:span text:style-name="T13">) </text:span><text:span text:style-name="T10">=&gt;</text:span><text:span text:style-name="T13">{</text:span></text:p>
      <text:p text:style-name="P16">    <text:span text:style-name="T10">const</text:span><text:span text:style-name="T13"> </text:span><text:span text:style-name="T18">name</text:span><text:span text:style-name="T13"> = </text:span><text:span text:style-name="T6">event</text:span><text:span text:style-name="T13">.</text:span><text:span text:style-name="T6">target</text:span><text:span text:style-name="T13">.</text:span><text:span text:style-name="T6">name</text:span><text:span text:style-name="T13">;</text:span></text:p>
      <text:p text:style-name="P16">    <text:span text:style-name="T10">const</text:span><text:span text:style-name="T13"> </text:span><text:span text:style-name="T18">type</text:span><text:span text:style-name="T13"> = </text:span><text:span text:style-name="T6">event</text:span><text:span text:style-name="T13">.</text:span><text:span text:style-name="T6">target</text:span><text:span text:style-name="T13">.</text:span><text:span text:style-name="T6">type</text:span><text:span text:style-name="T13">;</text:span></text:p>
      <text:p text:style-name="P16">    <text:span text:style-name="T10">let</text:span><text:span text:style-name="T13"> </text:span><text:span text:style-name="T6">value</text:span><text:span text:style-name="T13"> = </text:span><text:span text:style-name="T8">''</text:span><text:span text:style-name="T13">;</text:span></text:p>
      <text:p text:style-name="P16">    <text:span text:style-name="T2">if</text:span><text:span text:style-name="T13">(</text:span><text:span text:style-name="T18">type</text:span><text:span text:style-name="T13"> == </text:span><text:span text:style-name="T8">"checkbox"</text:span><text:span text:style-name="T13">)</text:span></text:p>
      <text:p text:style-name="P16">      <text:span text:style-name="T6">value</text:span><text:span text:style-name="T13"> = </text:span><text:span text:style-name="T6">event</text:span><text:span text:style-name="T13">.</text:span><text:span text:style-name="T6">target</text:span><text:span text:style-name="T13">.</text:span><text:span text:style-name="T6">checked</text:span></text:p>
      <text:p text:style-name="P16">    <text:span text:style-name="T2">else</text:span></text:p>
      <text:p text:style-name="P16">      <text:span text:style-name="T6">value</text:span><text:span text:style-name="T13"> = </text:span><text:span text:style-name="T6">event</text:span><text:span text:style-name="T13">.</text:span><text:span text:style-name="T6">target</text:span><text:span text:style-name="T13">.</text:span><text:span text:style-name="T6">value</text:span></text:p>
      <text:p text:style-name="P16">    <text:span text:style-name="T10">this</text:span><text:span text:style-name="T13">.</text:span><text:span text:style-name="T15">setState</text:span><text:span text:style-name="T13">({</text:span></text:p>
      <text:p text:style-name="P16">      <text:span text:style-name="T6">[</text:span><text:span text:style-name="T18">name</text:span><text:span text:style-name="T6">] :</text:span><text:span text:style-name="T13"> </text:span><text:span text:style-name="T6">event</text:span><text:span text:style-name="T13">.</text:span><text:span text:style-name="T6">target</text:span><text:span text:style-name="T13">.</text:span><text:span text:style-name="T6">value</text:span></text:p>
      <text:p text:style-name="P16">    <text:span text:style-name="T13">})</text:span></text:p>
      <text:p text:style-name="P16">  <text:span text:style-name="T13">}</text:span></text:p>
      <text:p text:style-name="P16">  <text:span text:style-name="T15">render</text:span><text:span text:style-name="T13">(){</text:span></text:p>
      <text:p text:style-name="P16">    <text:span text:style-name="T2">return</text:span><text:span text:style-name="T13"> (</text:span></text:p>
      <text:p text:style-name="P16">      <text:span text:style-name="T17">&lt;</text:span><text:span text:style-name="T10">div</text:span><text:span text:style-name="T13"> </text:span><text:span text:style-name="T6">className</text:span><text:span text:style-name="T13">=</text:span><text:span text:style-name="T8">"App"</text:span><text:span text:style-name="T17">&gt;</text:span></text:p>
      <text:p text:style-name="P16">        <text:span text:style-name="T17">&lt;</text:span><text:span text:style-name="T10">input</text:span><text:span text:style-name="T13"> </text:span><text:span text:style-name="T6">name</text:span><text:span text:style-name="T13">=</text:span><text:span text:style-name="T8">"value"</text:span><text:span text:style-name="T13"> </text:span><text:span text:style-name="T6">value</text:span><text:span text:style-name="T13">=</text:span><text:span text:style-name="T10">{this</text:span><text:span text:style-name="T13">.</text:span><text:span text:style-name="T6">state</text:span><text:span text:style-name="T13">.</text:span><text:span text:style-name="T6">value</text:span><text:span text:style-name="T10">}</text:span><text:span text:style-name="T13"> </text:span><text:span text:style-name="T6">onChange</text:span><text:span text:style-name="T13">=</text:span><text:span text:style-name="T10">{this</text:span><text:span text:style-name="T13">.</text:span><text:span text:style-name="T15">setValue</text:span><text:span text:style-name="T10">}</text:span><text:span text:style-name="T13"> </text:span><text:span text:style-name="T17">/&gt;</text:span></text:p>
      <text:p text:style-name="P16">        <text:span text:style-name="T17">&lt;</text:span><text:span text:style-name="T10">hr</text:span><text:span text:style-name="T13"> </text:span><text:span text:style-name="T17">/&gt;</text:span></text:p>
      <text:p text:style-name="P16">        <text:span text:style-name="T17">&lt;</text:span><text:span text:style-name="T10">textarea</text:span><text:span text:style-name="T13"> </text:span><text:span text:style-name="T6">name</text:span><text:span text:style-name="T13">=</text:span><text:span text:style-name="T8">"value"</text:span><text:span text:style-name="T13"> </text:span><text:span text:style-name="T6">value</text:span><text:span text:style-name="T13">=</text:span><text:span text:style-name="T10">{this</text:span><text:span text:style-name="T13">.</text:span><text:span text:style-name="T6">state</text:span><text:span text:style-name="T13">.</text:span><text:span text:style-name="T6">value</text:span><text:span text:style-name="T10">}</text:span><text:span text:style-name="T13"> </text:span><text:span text:style-name="T6">onChange</text:span><text:span text:style-name="T13">=</text:span><text:span text:style-name="T10">{this</text:span><text:span text:style-name="T13">.</text:span><text:span text:style-name="T15">setValue</text:span><text:span text:style-name="T10">}</text:span><text:span text:style-name="T13"> </text:span><text:span text:style-name="T17">/&gt;</text:span></text:p>
      <text:p text:style-name="P16">        <text:span text:style-name="T17">&lt;</text:span><text:span text:style-name="T10">hr</text:span><text:span text:style-name="T13"> </text:span><text:span text:style-name="T17">/&gt;</text:span></text:p>
      <text:p text:style-name="P16">        <text:span text:style-name="T17">&lt;</text:span><text:span text:style-name="T10">select</text:span><text:span text:style-name="T13"> </text:span><text:span text:style-name="T6">name</text:span><text:span text:style-name="T13">=</text:span><text:span text:style-name="T8">"selectValue"</text:span><text:span text:style-name="T13"> </text:span><text:span text:style-name="T6">value</text:span><text:span text:style-name="T13">=</text:span><text:span text:style-name="T10">{this</text:span><text:span text:style-name="T13">.</text:span><text:span text:style-name="T6">state</text:span><text:span text:style-name="T13">.</text:span><text:span text:style-name="T6">selectValue</text:span><text:span text:style-name="T10">}</text:span><text:span text:style-name="T13"> </text:span><text:span text:style-name="T6">onChange</text:span><text:span text:style-name="T13">=</text:span><text:span text:style-name="T10">{this</text:span><text:span text:style-name="T13">.</text:span><text:span text:style-name="T6">setSelectValue</text:span><text:span text:style-name="T10">}</text:span><text:span text:style-name="T17">&gt;</text:span></text:p>
      <text:p text:style-name="P16">          <text:span text:style-name="T17">&lt;</text:span><text:span text:style-name="T10">option</text:span><text:span text:style-name="T13"> </text:span><text:span text:style-name="T6">value</text:span><text:span text:style-name="T13">=</text:span><text:span text:style-name="T8">"1"</text:span><text:span text:style-name="T17">&gt;</text:span><text:span text:style-name="T13">One</text:span><text:span text:style-name="T17">&lt;/</text:span><text:span text:style-name="T10">option</text:span><text:span text:style-name="T17">&gt;</text:span></text:p>
      <text:p text:style-name="P16">          <text:span text:style-name="T17">&lt;</text:span><text:span text:style-name="T10">option</text:span><text:span text:style-name="T13"> </text:span><text:span text:style-name="T6">value</text:span><text:span text:style-name="T13">=</text:span><text:span text:style-name="T8">"2"</text:span><text:span text:style-name="T17">&gt;</text:span><text:span text:style-name="T13">Two</text:span><text:span text:style-name="T17">&lt;/</text:span><text:span text:style-name="T10">option</text:span><text:span text:style-name="T17">&gt;</text:span></text:p>
      <text:p text:style-name="P16">        <text:span text:style-name="T17">&lt;/</text:span><text:span text:style-name="T10">select</text:span><text:span text:style-name="T17">&gt;</text:span></text:p>
      <text:p text:style-name="P16">        <text:span text:style-name="T17">&lt;</text:span><text:span text:style-name="T10">hr</text:span><text:span text:style-name="T13"> </text:span><text:span text:style-name="T17">/&gt;</text:span></text:p>
      <text:p text:style-name="P16">        <text:span text:style-name="T17">&lt;</text:span><text:span text:style-name="T10">label</text:span><text:span text:style-name="T17">&gt;</text:span><text:span text:style-name="T13">CheckBox</text:span></text:p>
      <text:p text:style-name="P16">          <text:span text:style-name="T17">&lt;</text:span><text:span text:style-name="T10">input</text:span><text:span text:style-name="T13"> </text:span><text:span text:style-name="T6">name</text:span><text:span text:style-name="T13">=</text:span><text:span text:style-name="T8">"checked"</text:span><text:span text:style-name="T13"> </text:span><text:span text:style-name="T6">type</text:span><text:span text:style-name="T13">=</text:span><text:span text:style-name="T8">"checkbox"</text:span><text:span text:style-name="T13"> </text:span><text:span text:style-name="T6">checked</text:span><text:span text:style-name="T13">=</text:span><text:span text:style-name="T10">{this</text:span><text:span text:style-name="T13">.</text:span><text:span text:style-name="T6">state</text:span><text:span text:style-name="T13">.</text:span><text:span text:style-name="T6">checked</text:span><text:span text:style-name="T10">}</text:span><text:span text:style-name="T13"> </text:span><text:span text:style-name="T6">onChange</text:span><text:span text:style-name="T13">=</text:span><text:span text:style-name="T10">{this</text:span><text:span text:style-name="T13">.</text:span><text:span text:style-name="T6">setCheckboxValue</text:span><text:span text:style-name="T10">}</text:span><text:span text:style-name="T17">/&gt;</text:span></text:p>
      <text:p text:style-name="P16">        <text:span text:style-name="T17">&lt;/</text:span><text:span text:style-name="T10">label</text:span><text:span text:style-name="T17">&gt;</text:span></text:p>
      <text:p text:style-name="P16">        <text:span text:style-name="T17">&lt;</text:span><text:span text:style-name="T10">hr</text:span><text:span text:style-name="T13"> </text:span><text:span text:style-name="T17">/&gt;</text:span></text:p>
      <text:p text:style-name="P16">        <text:span text:style-name="T17">&lt;</text:span><text:span text:style-name="T10">div</text:span><text:span text:style-name="T13">  </text:span><text:span text:style-name="T6">onChange</text:span><text:span text:style-name="T13">=</text:span><text:span text:style-name="T10">{this</text:span><text:span text:style-name="T13">.</text:span><text:span text:style-name="T6">setRadioValue</text:span><text:span text:style-name="T10">}</text:span><text:span text:style-name="T17">&gt;</text:span></text:p>
      <text:p text:style-name="P16">          <text:span text:style-name="T17">&lt;</text:span><text:span text:style-name="T10">input</text:span><text:span text:style-name="T13"> </text:span><text:span text:style-name="T6">name</text:span><text:span text:style-name="T13">=</text:span><text:span text:style-name="T8">"radioValue"</text:span><text:span text:style-name="T13"> </text:span><text:span text:style-name="T6">type</text:span><text:span text:style-name="T13">=</text:span><text:span text:style-name="T8">"radio"</text:span><text:span text:style-name="T13"> </text:span><text:span text:style-name="T6">value</text:span><text:span text:style-name="T13">=</text:span><text:span text:style-name="T8">"1"</text:span><text:span text:style-name="T13"> </text:span><text:span text:style-name="T6">checked</text:span><text:span text:style-name="T13">=</text:span><text:span text:style-name="T10">{this</text:span><text:span text:style-name="T13">.</text:span><text:span text:style-name="T6">state</text:span><text:span text:style-name="T13">.</text:span><text:span text:style-name="T6">radioValue</text:span><text:span text:style-name="T13"> == </text:span><text:span text:style-name="T8">"1"</text:span><text:span text:style-name="T10">}</text:span><text:span text:style-name="T13"> </text:span><text:span text:style-name="T6">id</text:span><text:span text:style-name="T13">=</text:span><text:span text:style-name="T8">"one"</text:span><text:span text:style-name="T17">/&gt;</text:span></text:p>
      <text:p text:style-name="P16">          <text:span text:style-name="T17">&lt;</text:span><text:span text:style-name="T10">label</text:span><text:span text:style-name="T13"> </text:span><text:span text:style-name="T6">htmlFor</text:span><text:span text:style-name="T13">=</text:span><text:span text:style-name="T8">"one"</text:span><text:span text:style-name="T17">&gt;</text:span><text:span text:style-name="T13">One</text:span><text:span text:style-name="T17">&lt;/</text:span><text:span text:style-name="T10">label</text:span><text:span text:style-name="T17">&gt;</text:span></text:p>
      <text:p text:style-name="P16">          <text:span text:style-name="T17">&lt;</text:span><text:span text:style-name="T10">input</text:span><text:span text:style-name="T13"> </text:span><text:span text:style-name="T6">name</text:span><text:span text:style-name="T13">=</text:span><text:span text:style-name="T8">"radioValue"</text:span><text:span text:style-name="T13"> </text:span><text:span text:style-name="T6">type</text:span><text:span text:style-name="T13">=</text:span><text:span text:style-name="T8">"radio"</text:span><text:span text:style-name="T13"> </text:span><text:span text:style-name="T6">value</text:span><text:span text:style-name="T13">=</text:span><text:span text:style-name="T8">"2"</text:span><text:span text:style-name="T13"> </text:span><text:span text:style-name="T6">checked</text:span><text:span text:style-name="T13">=</text:span><text:span text:style-name="T10">{this</text:span><text:span text:style-name="T13">.</text:span><text:span text:style-name="T6">state</text:span><text:span text:style-name="T13">.</text:span><text:span text:style-name="T6">radioValue</text:span><text:span text:style-name="T13"> == </text:span><text:span text:style-name="T8">"2"</text:span><text:span text:style-name="T10">}</text:span><text:span text:style-name="T13"> </text:span><text:span text:style-name="T6">id</text:span><text:span text:style-name="T13">=</text:span><text:span text:style-name="T8">"two"</text:span><text:span text:style-name="T17">/&gt;</text:span></text:p>
      <text:p text:style-name="P16">          <text:span text:style-name="T17">&lt;</text:span><text:span text:style-name="T10">label</text:span><text:span text:style-name="T13"> </text:span><text:span text:style-name="T6">htmlFor</text:span><text:span text:style-name="T13">=</text:span><text:span text:style-name="T8">"two"</text:span><text:span text:style-name="T17">&gt;</text:span><text:span text:style-name="T13">Two</text:span><text:span text:style-name="T17">&lt;/</text:span><text:span text:style-name="T10">label</text:span><text:span text:style-name="T17">&gt;</text:span></text:p>
      <text:p text:style-name="P16">        <text:span text:style-name="T17">&lt;/</text:span><text:span text:style-name="T10">div</text:span><text:span text:style-name="T17">&gt;</text:span></text:p>
      <text:p text:style-name="P16">        <text:span text:style-name="T17">&lt;</text:span><text:span text:style-name="T10">hr</text:span><text:span text:style-name="T13"> </text:span><text:span text:style-name="T17">/&gt;</text:span></text:p>
      <text:p text:style-name="P16">      <text:span text:style-name="T17">&lt;/</text:span><text:span text:style-name="T10">div</text:span><text:span text:style-name="T17">&gt;</text:span></text:p>
      <text:p text:style-name="P16">    <text:span text:style-name="T13">);</text:span></text:p>
      <text:p text:style-name="P16">  <text:span text:style-name="T13">}</text:span></text:p>
      <text:p text:style-name="P5">}</text:p>
      <text:p text:style-name="P24"/>
      <text:p text:style-name="P25"><text:soft-page-break/>Formik:</text:p>
      <text:p text:style-name="P25"/>
      <text:p text:style-name="P14"><text:span text:style-name="T1">import</text:span> { <text:span text:style-name="T5">Component</text:span> } <text:span text:style-name="T1">from</text:span> <text:span text:style-name="T7">'react'</text:span>;</text:p>
      <text:p text:style-name="P5"><text:span text:style-name="T1">import</text:span> {<text:span text:style-name="T5">Formik</text:span>, <text:span text:style-name="T5">Field</text:span> ,<text:span text:style-name="T5">ErrorMessage</text:span>, <text:span text:style-name="T5">FieldArray</text:span>} <text:span text:style-name="T1">from</text:span> <text:span text:style-name="T7">'formik'</text:span>;</text:p>
      <text:p text:style-name="P5"><text:span text:style-name="T1">import</text:span> <text:span text:style-name="T9">*</text:span> <text:span text:style-name="T1">as</text:span> <text:span text:style-name="T5">Yup</text:span> <text:span text:style-name="T1">from</text:span> <text:span text:style-name="T7">'yup'</text:span>;</text:p>
      <text:p text:style-name="P5"><text:span text:style-name="T9">class</text:span> <text:span text:style-name="T11">App</text:span> <text:span text:style-name="T9">extends</text:span> <text:span text:style-name="T11">Component</text:span> {</text:p>
      <text:p text:style-name="P16">  <text:span text:style-name="T15">onSubmit</text:span><text:span text:style-name="T13"> = (</text:span><text:span text:style-name="T6">values</text:span><text:span text:style-name="T13">) </text:span><text:span text:style-name="T10">=&gt;</text:span><text:span text:style-name="T13">{</text:span></text:p>
      <text:p text:style-name="P16">    <text:span text:style-name="T6">console</text:span><text:span text:style-name="T13">.</text:span><text:span text:style-name="T15">log</text:span><text:span text:style-name="T13">(</text:span><text:span text:style-name="T6">values</text:span><text:span text:style-name="T13">)</text:span></text:p>
      <text:p text:style-name="P16">  <text:span text:style-name="T13">}</text:span></text:p>
      <text:p text:style-name="P16">  <text:span text:style-name="T15">form</text:span><text:span text:style-name="T13"> = (</text:span><text:span text:style-name="T6">props</text:span><text:span text:style-name="T13">) </text:span><text:span text:style-name="T10">=&gt;</text:span><text:span text:style-name="T13">{</text:span></text:p>
      <text:p text:style-name="P16">    <text:span text:style-name="T2">return</text:span><text:span text:style-name="T13">(</text:span></text:p>
      <text:p text:style-name="P16">      <text:span text:style-name="T17">&lt;</text:span><text:span text:style-name="T10">form</text:span><text:span text:style-name="T13"> </text:span><text:span text:style-name="T6">onSubmit</text:span><text:span text:style-name="T13">=</text:span><text:span text:style-name="T10">{</text:span><text:span text:style-name="T6">props</text:span><text:span text:style-name="T13">.</text:span><text:span text:style-name="T6">handleSubmit</text:span><text:span text:style-name="T10">}</text:span><text:span text:style-name="T17">&gt;</text:span></text:p>
      <text:p text:style-name="P16">        <text:span text:style-name="T17">&lt;</text:span><text:span text:style-name="T10">label</text:span><text:span text:style-name="T17">&gt;</text:span><text:span text:style-name="T13">Name:</text:span><text:span text:style-name="T17">&lt;/</text:span><text:span text:style-name="T10">label</text:span><text:span text:style-name="T17">&gt;&lt;</text:span><text:span text:style-name="T10">br</text:span><text:span text:style-name="T17">/&gt;</text:span></text:p>
      <text:p text:style-name="P16">        <text:span text:style-name="T17">&lt;</text:span><text:span text:style-name="T12">Field</text:span><text:span text:style-name="T13"> </text:span><text:span text:style-name="T6">name</text:span><text:span text:style-name="T13"> = </text:span><text:span text:style-name="T8">"name"</text:span><text:span text:style-name="T17">/&gt;&lt;</text:span><text:span text:style-name="T10">br</text:span><text:span text:style-name="T17">/&gt;</text:span></text:p>
      <text:p text:style-name="P16">        <text:span text:style-name="T17">&lt;</text:span><text:span text:style-name="T12">ErrorMessage</text:span><text:span text:style-name="T13"> </text:span><text:span text:style-name="T6">name</text:span><text:span text:style-name="T13">=</text:span><text:span text:style-name="T8">'name'</text:span><text:span text:style-name="T17">/&gt;&lt;</text:span><text:span text:style-name="T10">br</text:span><text:span text:style-name="T17">/&gt;</text:span></text:p>
      <text:p text:style-name="P16">        <text:span text:style-name="T17">&lt;</text:span><text:span text:style-name="T10">label</text:span><text:span text:style-name="T17">&gt;</text:span><text:span text:style-name="T13">Email:</text:span><text:span text:style-name="T17">&lt;/</text:span><text:span text:style-name="T10">label</text:span><text:span text:style-name="T17">&gt;&lt;</text:span><text:span text:style-name="T10">br</text:span><text:span text:style-name="T17">/&gt;</text:span></text:p>
      <text:p text:style-name="P16">        <text:span text:style-name="T17">&lt;</text:span><text:span text:style-name="T12">Field</text:span><text:span text:style-name="T13"> </text:span><text:span text:style-name="T6">name</text:span><text:span text:style-name="T13"> = </text:span><text:span text:style-name="T8">"email"</text:span><text:span text:style-name="T17">/&gt;&lt;</text:span><text:span text:style-name="T10">br</text:span><text:span text:style-name="T17">/&gt;</text:span></text:p>
      <text:p text:style-name="P16">        <text:span text:style-name="T17">&lt;</text:span><text:span text:style-name="T12">ErrorMessage</text:span><text:span text:style-name="T13"> </text:span><text:span text:style-name="T6">name</text:span><text:span text:style-name="T13">=</text:span><text:span text:style-name="T8">'email'</text:span><text:span text:style-name="T17">/&gt;&lt;</text:span><text:span text:style-name="T10">br</text:span><text:span text:style-name="T17">/&gt;</text:span></text:p>
      <text:p text:style-name="P16">        <text:span text:style-name="T17">&lt;</text:span><text:span text:style-name="T10">label</text:span><text:span text:style-name="T17">&gt;</text:span><text:span text:style-name="T13">Type:</text:span><text:span text:style-name="T17">&lt;/</text:span><text:span text:style-name="T10">label</text:span><text:span text:style-name="T17">&gt;&lt;</text:span><text:span text:style-name="T10">br</text:span><text:span text:style-name="T17">/&gt;</text:span></text:p>
      <text:p text:style-name="P16">        <text:span text:style-name="T17">&lt;</text:span><text:span text:style-name="T12">Field</text:span><text:span text:style-name="T13"> </text:span><text:span text:style-name="T6">name</text:span><text:span text:style-name="T13"> = </text:span><text:span text:style-name="T8">"type"</text:span><text:span text:style-name="T13"> </text:span><text:span text:style-name="T6">component</text:span><text:span text:style-name="T13">=</text:span><text:span text:style-name="T8">"select"</text:span><text:span text:style-name="T17">&gt;</text:span></text:p>
      <text:p text:style-name="P16">          <text:span text:style-name="T17">&lt;</text:span><text:span text:style-name="T10">option</text:span><text:span text:style-name="T13"> </text:span><text:span text:style-name="T6">value</text:span><text:span text:style-name="T13">=</text:span><text:span text:style-name="T8">"1"</text:span><text:span text:style-name="T17">&gt;</text:span><text:span text:style-name="T13">One</text:span><text:span text:style-name="T17">&lt;/</text:span><text:span text:style-name="T10">option</text:span><text:span text:style-name="T17">&gt;</text:span></text:p>
      <text:p text:style-name="P16">          <text:span text:style-name="T17">&lt;</text:span><text:span text:style-name="T10">option</text:span><text:span text:style-name="T13"> </text:span><text:span text:style-name="T6">value</text:span><text:span text:style-name="T13">=</text:span><text:span text:style-name="T8">"w"</text:span><text:span text:style-name="T17">&gt;</text:span><text:span text:style-name="T13">Two</text:span><text:span text:style-name="T17">&lt;/</text:span><text:span text:style-name="T10">option</text:span><text:span text:style-name="T17">&gt;</text:span></text:p>
      <text:p text:style-name="P16">        <text:span text:style-name="T17">&lt;/</text:span><text:span text:style-name="T12">Field</text:span><text:span text:style-name="T17">&gt;&lt;</text:span><text:span text:style-name="T10">br</text:span><text:span text:style-name="T17">/&gt;</text:span></text:p>
      <text:p text:style-name="P16">        <text:span text:style-name="T17">&lt;</text:span><text:span text:style-name="T12">ErrorMessage</text:span><text:span text:style-name="T13"> </text:span><text:span text:style-name="T6">name</text:span><text:span text:style-name="T13">=</text:span><text:span text:style-name="T8">'type'</text:span><text:span text:style-name="T17">/&gt;&lt;</text:span><text:span text:style-name="T10">br</text:span><text:span text:style-name="T17">/&gt;</text:span></text:p>
      <text:p text:style-name="P16">        <text:span text:style-name="T17">&lt;</text:span><text:span text:style-name="T10">label</text:span><text:span text:style-name="T17">&gt;</text:span><text:span text:style-name="T13">Active:</text:span><text:span text:style-name="T17">&lt;/</text:span><text:span text:style-name="T10">label</text:span><text:span text:style-name="T17">&gt;&lt;</text:span><text:span text:style-name="T10">br</text:span><text:span text:style-name="T17">/&gt;</text:span></text:p>
      <text:p text:style-name="P16">        <text:span text:style-name="T17">&lt;</text:span><text:span text:style-name="T12">Field</text:span><text:span text:style-name="T13"> </text:span><text:span text:style-name="T6">name</text:span><text:span text:style-name="T13"> = </text:span><text:span text:style-name="T8">"active"</text:span><text:span text:style-name="T13"> </text:span><text:span text:style-name="T6">type</text:span><text:span text:style-name="T13">=</text:span><text:span text:style-name="T8">"checkbox"</text:span><text:span text:style-name="T13"> </text:span><text:span text:style-name="T17">/&gt;&lt;</text:span><text:span text:style-name="T10">br</text:span><text:span text:style-name="T17">/&gt;</text:span></text:p>
      <text:p text:style-name="P16">        <text:span text:style-name="T17">&lt;</text:span><text:span text:style-name="T10">label</text:span><text:span text:style-name="T17">&gt;</text:span><text:span text:style-name="T13">Category:</text:span><text:span text:style-name="T17">&lt;/</text:span><text:span text:style-name="T10">label</text:span><text:span text:style-name="T17">&gt;&lt;</text:span><text:span text:style-name="T10">br</text:span><text:span text:style-name="T17">/&gt;</text:span></text:p>
      <text:p text:style-name="P16">        <text:span text:style-name="T17">&lt;</text:span><text:span text:style-name="T12">Field</text:span><text:span text:style-name="T13"> </text:span><text:span text:style-name="T6">name</text:span><text:span text:style-name="T13"> = </text:span><text:span text:style-name="T8">"category"</text:span><text:span text:style-name="T13"> </text:span><text:span text:style-name="T6">type</text:span><text:span text:style-name="T13">=</text:span><text:span text:style-name="T8">"radio"</text:span><text:span text:style-name="T13"> </text:span><text:span text:style-name="T6">value</text:span><text:span text:style-name="T13">=</text:span><text:span text:style-name="T8">"1"</text:span><text:span text:style-name="T17">/&gt;</text:span><text:span text:style-name="T13"> 1</text:span><text:span text:style-name="T17">&lt;</text:span><text:span text:style-name="T10">br</text:span><text:span text:style-name="T17">/&gt;</text:span></text:p>
      <text:p text:style-name="P16">        <text:span text:style-name="T17">&lt;</text:span><text:span text:style-name="T12">Field</text:span><text:span text:style-name="T13"> </text:span><text:span text:style-name="T6">name</text:span><text:span text:style-name="T13"> = </text:span><text:span text:style-name="T8">"category"</text:span><text:span text:style-name="T13"> </text:span><text:span text:style-name="T6">type</text:span><text:span text:style-name="T13">=</text:span><text:span text:style-name="T8">"radio"</text:span><text:span text:style-name="T13"> </text:span><text:span text:style-name="T6">value</text:span><text:span text:style-name="T13">=</text:span><text:span text:style-name="T8">"2"</text:span><text:span text:style-name="T17">/&gt;</text:span><text:span text:style-name="T13"> 2 </text:span><text:span text:style-name="T17">&lt;</text:span><text:span text:style-name="T10">br</text:span><text:span text:style-name="T17">/&gt;</text:span></text:p>
      <text:p text:style-name="P16">        <text:span text:style-name="T17">&lt;</text:span><text:span text:style-name="T12">ErrorMessage</text:span><text:span text:style-name="T13"> </text:span><text:span text:style-name="T6">name</text:span><text:span text:style-name="T13">=</text:span><text:span text:style-name="T8">'category'</text:span><text:span text:style-name="T17">/&gt;&lt;</text:span><text:span text:style-name="T10">br</text:span><text:span text:style-name="T17">/&gt;</text:span></text:p>
      <text:p text:style-name="P16">        <text:span text:style-name="T17">&lt;</text:span><text:span text:style-name="T10">label</text:span><text:span text:style-name="T17">&gt;</text:span><text:span text:style-name="T13">Facebook:</text:span><text:span text:style-name="T17">&lt;/</text:span><text:span text:style-name="T10">label</text:span><text:span text:style-name="T17">&gt;&lt;</text:span><text:span text:style-name="T10">br</text:span><text:span text:style-name="T17">/&gt;</text:span></text:p>
      <text:p text:style-name="P16">        <text:span text:style-name="T17">&lt;</text:span><text:span text:style-name="T12">Field</text:span><text:span text:style-name="T13"> </text:span><text:span text:style-name="T6">name</text:span><text:span text:style-name="T13"> = </text:span><text:span text:style-name="T8">"social.facebook"</text:span><text:span text:style-name="T17">/&gt;&lt;</text:span><text:span text:style-name="T10">br</text:span><text:span text:style-name="T17">/&gt;</text:span></text:p>
      <text:p text:style-name="P16">        <text:span text:style-name="T17">&lt;</text:span><text:span text:style-name="T12">ErrorMessage</text:span><text:span text:style-name="T13"> </text:span><text:span text:style-name="T6">name</text:span><text:span text:style-name="T13">=</text:span><text:span text:style-name="T8">'social.facebook'</text:span><text:span text:style-name="T17">/&gt;&lt;</text:span><text:span text:style-name="T10">br</text:span><text:span text:style-name="T17">/&gt;</text:span></text:p>
      <text:p text:style-name="P16">        <text:span text:style-name="T17">&lt;</text:span><text:span text:style-name="T10">label</text:span><text:span text:style-name="T17">&gt;</text:span><text:span text:style-name="T13">Twitter:</text:span><text:span text:style-name="T17">&lt;/</text:span><text:span text:style-name="T10">label</text:span><text:span text:style-name="T17">&gt;&lt;</text:span><text:span text:style-name="T10">br</text:span><text:span text:style-name="T17">/&gt;</text:span></text:p>
      <text:p text:style-name="P16">        <text:span text:style-name="T17">&lt;</text:span><text:span text:style-name="T12">Field</text:span><text:span text:style-name="T13"> </text:span><text:span text:style-name="T6">name</text:span><text:span text:style-name="T13"> = </text:span><text:span text:style-name="T8">"social.twitter"</text:span><text:span text:style-name="T17">/&gt;&lt;</text:span><text:span text:style-name="T10">br</text:span><text:span text:style-name="T17">/&gt;</text:span></text:p>
      <text:p text:style-name="P16">        <text:span text:style-name="T17">&lt;</text:span><text:span text:style-name="T12">ErrorMessage</text:span><text:span text:style-name="T13"> </text:span><text:span text:style-name="T6">name</text:span><text:span text:style-name="T13">=</text:span><text:span text:style-name="T8">'social.twitter'</text:span><text:span text:style-name="T17">/&gt;&lt;</text:span><text:span text:style-name="T10">br</text:span><text:span text:style-name="T17">/&gt;</text:span></text:p>
      <text:p text:style-name="P16">        <text:span text:style-name="T17">&lt;</text:span><text:span text:style-name="T10">h3</text:span><text:span text:style-name="T17">&gt;</text:span><text:span text:style-name="T13">Friends</text:span><text:span text:style-name="T17">&lt;/</text:span><text:span text:style-name="T10">h3</text:span><text:span text:style-name="T17">&gt;</text:span></text:p>
      <text:p text:style-name="P16">        <text:span text:style-name="T17">&lt;</text:span><text:span text:style-name="T12">FieldArray</text:span></text:p>
      <text:p text:style-name="P16">          <text:span text:style-name="T6">name</text:span><text:span text:style-name="T13">=</text:span><text:span text:style-name="T8">"friends"</text:span></text:p>
      <text:p text:style-name="P16">          <text:span text:style-name="T6">render</text:span><text:span text:style-name="T13"> = </text:span><text:span text:style-name="T10">{</text:span><text:span text:style-name="T13"> </text:span><text:span text:style-name="T6">arrayHelper</text:span><text:span text:style-name="T13"> </text:span><text:span text:style-name="T10">=&gt;</text:span><text:span text:style-name="T13"> (</text:span></text:p>
      <text:p text:style-name="P16">            <text:span text:style-name="T17">&lt;</text:span><text:span text:style-name="T10">div</text:span><text:span text:style-name="T17">&gt;</text:span></text:p>
      <text:p text:style-name="P16">              <text:span text:style-name="T17">&lt;</text:span><text:span text:style-name="T10">h3</text:span><text:span text:style-name="T17">&gt;</text:span><text:span text:style-name="T13">Friends</text:span><text:span text:style-name="T17">&lt;/</text:span><text:span text:style-name="T10">h3</text:span><text:span text:style-name="T17">&gt;</text:span></text:p>
      <text:p text:style-name="P16">              <text:span text:style-name="T10">{</text:span></text:p>
      <text:p text:style-name="P16">                <text:span text:style-name="T6">props</text:span><text:span text:style-name="T13">.</text:span><text:span text:style-name="T6">values</text:span><text:span text:style-name="T13">.</text:span><text:span text:style-name="T6">friends</text:span><text:span text:style-name="T13">.</text:span><text:span text:style-name="T15">map</text:span><text:span text:style-name="T13">((</text:span><text:span text:style-name="T6">item</text:span><text:span text:style-name="T13">,</text:span><text:span text:style-name="T6">index</text:span><text:span text:style-name="T13">) </text:span><text:span text:style-name="T10">=&gt;</text:span><text:span text:style-name="T13">(</text:span></text:p>
      <text:p text:style-name="P16">                  <text:span text:style-name="T17">&lt;</text:span><text:span text:style-name="T10">div</text:span><text:span text:style-name="T13"> </text:span><text:span text:style-name="T6">key</text:span><text:span text:style-name="T13">=</text:span><text:span text:style-name="T10">{</text:span><text:span text:style-name="T6">index</text:span><text:span text:style-name="T10">}</text:span><text:span text:style-name="T17">&gt;</text:span></text:p>
      <text:p text:style-name="P16">                    <text:span text:style-name="T17">&lt;</text:span><text:span text:style-name="T12">Field</text:span><text:span text:style-name="T13"> </text:span><text:span text:style-name="T6">name</text:span><text:span text:style-name="T13">=</text:span><text:span text:style-name="T10">{</text:span><text:span text:style-name="T8">`friends.</text:span><text:span text:style-name="T10">${</text:span><text:span text:style-name="T6">index</text:span><text:span text:style-name="T10">}</text:span><text:span text:style-name="T8">`</text:span><text:span text:style-name="T10">}</text:span><text:span text:style-name="T13"> </text:span><text:span text:style-name="T17">/&gt;</text:span></text:p>
      <text:p text:style-name="P16">                    <text:span text:style-name="T17">&lt;</text:span><text:span text:style-name="T12">ErrorMessage</text:span><text:span text:style-name="T13"> </text:span><text:span text:style-name="T6">name</text:span><text:span text:style-name="T13">=</text:span><text:span text:style-name="T10">{</text:span><text:span text:style-name="T8">`friends.</text:span><text:span text:style-name="T10">${</text:span><text:span text:style-name="T6">index</text:span><text:span text:style-name="T10">}</text:span><text:span text:style-name="T8">`</text:span><text:span text:style-name="T10">}</text:span><text:span text:style-name="T17">/&gt;</text:span></text:p>
      <text:p text:style-name="P16">                    <text:span text:style-name="T17">&lt;</text:span><text:span text:style-name="T10">button</text:span><text:span text:style-name="T13"> </text:span><text:span text:style-name="T6">type</text:span><text:span text:style-name="T13">=</text:span><text:span text:style-name="T8">'button'</text:span><text:span text:style-name="T13"> </text:span><text:span text:style-name="T6">onClick</text:span><text:span text:style-name="T13">=</text:span><text:span text:style-name="T10">{</text:span><text:span text:style-name="T13">()</text:span><text:span text:style-name="T10">=&gt;</text:span><text:span text:style-name="T6">arrayHelper</text:span><text:span text:style-name="T13">.</text:span><text:span text:style-name="T15">remove</text:span><text:span text:style-name="T13">(</text:span><text:span text:style-name="T6">index</text:span><text:span text:style-name="T13">)</text:span><text:span text:style-name="T10">}</text:span><text:span text:style-name="T17">&gt;</text:span><text:span text:style-name="T13">-</text:span><text:span text:style-name="T17">&lt;/</text:span><text:span text:style-name="T10">button</text:span><text:span text:style-name="T17">&gt;</text:span></text:p>
      <text:p text:style-name="P16">                  <text:span text:style-name="T17">&lt;/</text:span><text:span text:style-name="T10">div</text:span><text:span text:style-name="T17">&gt;</text:span></text:p>
      <text:p text:style-name="P16"><text:soft-page-break/>                  </text:p>
      <text:p text:style-name="P16">                <text:span text:style-name="T13">)</text:span></text:p>
      <text:p text:style-name="P16">                <text:span text:style-name="T13">)</text:span></text:p>
      <text:p text:style-name="P16">              <text:span text:style-name="T10">}</text:span></text:p>
      <text:p text:style-name="P16">              <text:span text:style-name="T17">&lt;</text:span><text:span text:style-name="T10">button</text:span><text:span text:style-name="T13"> </text:span><text:span text:style-name="T6">type</text:span><text:span text:style-name="T13">=</text:span><text:span text:style-name="T8">'button'</text:span><text:span text:style-name="T13"> </text:span><text:span text:style-name="T6">onClick</text:span><text:span text:style-name="T13">=</text:span><text:span text:style-name="T10">{</text:span><text:span text:style-name="T13">()</text:span><text:span text:style-name="T10">=&gt;</text:span><text:span text:style-name="T6">arrayHelper</text:span><text:span text:style-name="T13">.</text:span><text:span text:style-name="T15">push</text:span><text:span text:style-name="T13">(</text:span><text:span text:style-name="T8">""</text:span><text:span text:style-name="T13">)</text:span><text:span text:style-name="T10">}</text:span><text:span text:style-name="T17">&gt;</text:span><text:span text:style-name="T13">+</text:span><text:span text:style-name="T17">&lt;/</text:span><text:span text:style-name="T10">button</text:span><text:span text:style-name="T17">&gt;</text:span></text:p>
      <text:p text:style-name="P16">            <text:span text:style-name="T17">&lt;/</text:span><text:span text:style-name="T10">div</text:span><text:span text:style-name="T17">&gt;</text:span></text:p>
      <text:p text:style-name="P16">          <text:span text:style-name="T13">)</text:span></text:p>
      <text:p text:style-name="P16">          <text:span text:style-name="T10">}</text:span><text:span text:style-name="T13"> </text:span><text:span text:style-name="T17">/&gt;</text:span></text:p>
      <text:p text:style-name="P16">          <text:span text:style-name="T17">&lt;</text:span><text:span text:style-name="T12">FieldArray</text:span></text:p>
      <text:p text:style-name="P16">          <text:span text:style-name="T6">name</text:span><text:span text:style-name="T13">=</text:span><text:span text:style-name="T8">"phones"</text:span></text:p>
      <text:p text:style-name="P16">          <text:span text:style-name="T6">render</text:span><text:span text:style-name="T13"> = </text:span><text:span text:style-name="T10">{</text:span><text:span text:style-name="T13"> </text:span><text:span text:style-name="T6">arrayHelper</text:span><text:span text:style-name="T13"> </text:span><text:span text:style-name="T10">=&gt;</text:span><text:span text:style-name="T13"> (</text:span></text:p>
      <text:p text:style-name="P16">            <text:span text:style-name="T17">&lt;</text:span><text:span text:style-name="T10">div</text:span><text:span text:style-name="T17">&gt;</text:span></text:p>
      <text:p text:style-name="P16">              <text:span text:style-name="T17">&lt;</text:span><text:span text:style-name="T10">h3</text:span><text:span text:style-name="T17">&gt;</text:span><text:span text:style-name="T13">Phone Numbers</text:span><text:span text:style-name="T17">&lt;/</text:span><text:span text:style-name="T10">h3</text:span><text:span text:style-name="T17">&gt;</text:span></text:p>
      <text:p text:style-name="P16">              <text:span text:style-name="T10">{</text:span></text:p>
      <text:p text:style-name="P16">                <text:span text:style-name="T6">props</text:span><text:span text:style-name="T13">.</text:span><text:span text:style-name="T6">values</text:span><text:span text:style-name="T13">.</text:span><text:span text:style-name="T6">phones</text:span><text:span text:style-name="T13">.</text:span><text:span text:style-name="T15">map</text:span><text:span text:style-name="T13">((</text:span><text:span text:style-name="T6">item</text:span><text:span text:style-name="T13">,</text:span><text:span text:style-name="T6">index</text:span><text:span text:style-name="T13">) </text:span><text:span text:style-name="T10">=&gt;</text:span><text:span text:style-name="T13">(</text:span></text:p>
      <text:p text:style-name="P16">                  <text:span text:style-name="T17">&lt;</text:span><text:span text:style-name="T10">div</text:span><text:span text:style-name="T13"> </text:span><text:span text:style-name="T6">key</text:span><text:span text:style-name="T13">=</text:span><text:span text:style-name="T10">{</text:span><text:span text:style-name="T6">index</text:span><text:span text:style-name="T10">}</text:span><text:span text:style-name="T17">&gt;</text:span></text:p>
      <text:p text:style-name="P16">                    <text:span text:style-name="T17">&lt;</text:span><text:span text:style-name="T12">Field</text:span><text:span text:style-name="T13"> </text:span><text:span text:style-name="T6">name</text:span><text:span text:style-name="T13">=</text:span><text:span text:style-name="T10">{</text:span><text:span text:style-name="T8">`phones.</text:span><text:span text:style-name="T10">${</text:span><text:span text:style-name="T6">index</text:span><text:span text:style-name="T10">}</text:span><text:span text:style-name="T8">.number`</text:span><text:span text:style-name="T10">}</text:span><text:span text:style-name="T13"> </text:span><text:span text:style-name="T6">placeholder</text:span><text:span text:style-name="T13">=</text:span><text:span text:style-name="T8">"number"</text:span><text:span text:style-name="T17">/&gt;</text:span></text:p>
      <text:p text:style-name="P16">                    <text:span text:style-name="T17">&lt;</text:span><text:span text:style-name="T12">ErrorMessage</text:span><text:span text:style-name="T13"> </text:span><text:span text:style-name="T6">name</text:span><text:span text:style-name="T13">=</text:span><text:span text:style-name="T10">{</text:span><text:span text:style-name="T8">`phones.</text:span><text:span text:style-name="T10">${</text:span><text:span text:style-name="T6">index</text:span><text:span text:style-name="T10">}</text:span><text:span text:style-name="T8">.number`</text:span><text:span text:style-name="T10">}</text:span><text:span text:style-name="T17">/&gt;&lt;</text:span><text:span text:style-name="T10">br</text:span><text:span text:style-name="T17">/&gt;</text:span></text:p>
      <text:p text:style-name="P16">                    <text:span text:style-name="T17">&lt;</text:span><text:span text:style-name="T12">Field</text:span><text:span text:style-name="T13"> </text:span><text:span text:style-name="T6">name</text:span><text:span text:style-name="T13">=</text:span><text:span text:style-name="T10">{</text:span><text:span text:style-name="T8">`phones.</text:span><text:span text:style-name="T10">${</text:span><text:span text:style-name="T6">index</text:span><text:span text:style-name="T10">}</text:span><text:span text:style-name="T8">.extinsion`</text:span><text:span text:style-name="T10">}</text:span><text:span text:style-name="T13"> </text:span><text:span text:style-name="T6">placeholder</text:span><text:span text:style-name="T13">=</text:span><text:span text:style-name="T8">"extinsion"</text:span><text:span text:style-name="T17">/&gt;</text:span></text:p>
      <text:p text:style-name="P16">                    <text:span text:style-name="T17">&lt;</text:span><text:span text:style-name="T12">ErrorMessage</text:span><text:span text:style-name="T13"> </text:span><text:span text:style-name="T6">name</text:span><text:span text:style-name="T13">=</text:span><text:span text:style-name="T10">{</text:span><text:span text:style-name="T8">`phones.</text:span><text:span text:style-name="T10">${</text:span><text:span text:style-name="T6">index</text:span><text:span text:style-name="T10">}</text:span><text:span text:style-name="T8">.extinsion`</text:span><text:span text:style-name="T10">}</text:span><text:span text:style-name="T17">/&gt;&lt;</text:span><text:span text:style-name="T10">br</text:span><text:span text:style-name="T17">/&gt;</text:span></text:p>
      <text:p text:style-name="P16">                    <text:span text:style-name="T17">&lt;</text:span><text:span text:style-name="T10">button</text:span><text:span text:style-name="T13"> </text:span><text:span text:style-name="T6">type</text:span><text:span text:style-name="T13">=</text:span><text:span text:style-name="T8">'button'</text:span><text:span text:style-name="T13"> </text:span><text:span text:style-name="T6">onClick</text:span><text:span text:style-name="T13">=</text:span><text:span text:style-name="T10">{</text:span><text:span text:style-name="T13">()</text:span><text:span text:style-name="T10">=&gt;</text:span><text:span text:style-name="T6">arrayHelper</text:span><text:span text:style-name="T13">.</text:span><text:span text:style-name="T15">remove</text:span><text:span text:style-name="T13">(</text:span><text:span text:style-name="T6">index</text:span><text:span text:style-name="T13">)</text:span><text:span text:style-name="T10">}</text:span><text:span text:style-name="T17">&gt;</text:span><text:span text:style-name="T13">-</text:span><text:span text:style-name="T17">&lt;/</text:span><text:span text:style-name="T10">button</text:span><text:span text:style-name="T17">&gt;</text:span></text:p>
      <text:p text:style-name="P16">                  <text:span text:style-name="T17">&lt;/</text:span><text:span text:style-name="T10">div</text:span><text:span text:style-name="T17">&gt;</text:span></text:p>
      <text:p text:style-name="P16">                  </text:p>
      <text:p text:style-name="P16">                <text:span text:style-name="T13">)</text:span></text:p>
      <text:p text:style-name="P16">                <text:span text:style-name="T13">)</text:span></text:p>
      <text:p text:style-name="P16">              <text:span text:style-name="T10">}</text:span></text:p>
      <text:p text:style-name="P16">              <text:span text:style-name="T17">&lt;</text:span><text:span text:style-name="T10">button</text:span><text:span text:style-name="T13"> </text:span><text:span text:style-name="T6">type</text:span><text:span text:style-name="T13">=</text:span><text:span text:style-name="T8">'button'</text:span><text:span text:style-name="T13"> </text:span><text:span text:style-name="T6">onClick</text:span><text:span text:style-name="T13">=</text:span><text:span text:style-name="T10">{</text:span><text:span text:style-name="T13">()</text:span><text:span text:style-name="T10">=&gt;</text:span><text:span text:style-name="T6">arrayHelper</text:span><text:span text:style-name="T13">.</text:span><text:span text:style-name="T15">push</text:span><text:span text:style-name="T13">({</text:span><text:span text:style-name="T6">number:</text:span><text:span text:style-name="T8">''</text:span><text:span text:style-name="T13">,</text:span><text:span text:style-name="T6">extinsion:</text:span><text:span text:style-name="T8">''</text:span><text:span text:style-name="T13">})</text:span><text:span text:style-name="T10">}</text:span><text:span text:style-name="T17">&gt;</text:span><text:span text:style-name="T13">+</text:span><text:span text:style-name="T17">&lt;/</text:span><text:span text:style-name="T10">button</text:span><text:span text:style-name="T17">&gt;</text:span></text:p>
      <text:p text:style-name="P16">            <text:span text:style-name="T17">&lt;/</text:span><text:span text:style-name="T10">div</text:span><text:span text:style-name="T17">&gt;</text:span></text:p>
      <text:p text:style-name="P16">          <text:span text:style-name="T13">)</text:span></text:p>
      <text:p text:style-name="P16">          <text:span text:style-name="T10">}</text:span><text:span text:style-name="T13"> </text:span><text:span text:style-name="T17">/&gt;</text:span></text:p>
      <text:p text:style-name="P16">        <text:span text:style-name="T17">&lt;</text:span><text:span text:style-name="T10">button</text:span><text:span text:style-name="T17">&gt;</text:span><text:span text:style-name="T13">Send</text:span><text:span text:style-name="T17">&lt;/</text:span><text:span text:style-name="T10">button</text:span><text:span text:style-name="T17">&gt;</text:span></text:p>
      <text:p text:style-name="P16">      <text:span text:style-name="T17">&lt;/</text:span><text:span text:style-name="T10">form</text:span><text:span text:style-name="T17">&gt;</text:span></text:p>
      <text:p text:style-name="P16">    <text:span text:style-name="T13">)</text:span></text:p>
      <text:p text:style-name="P16">  <text:span text:style-name="T13">}</text:span></text:p>
      <text:p text:style-name="P16">  <text:span text:style-name="T15">schema</text:span><text:span text:style-name="T13"> = () </text:span><text:span text:style-name="T10">=&gt;</text:span><text:span text:style-name="T13">{</text:span></text:p>
      <text:p text:style-name="P16">    <text:span text:style-name="T10">const</text:span><text:span text:style-name="T13"> </text:span><text:span text:style-name="T18">schema</text:span><text:span text:style-name="T13"> = </text:span><text:span text:style-name="T6">Yup</text:span><text:span text:style-name="T13">.</text:span><text:span text:style-name="T15">object</text:span><text:span text:style-name="T13">().</text:span><text:span text:style-name="T15">shape</text:span><text:span text:style-name="T13">({</text:span></text:p>
      <text:p text:style-name="P16">      <text:span text:style-name="T6">name:</text:span><text:span text:style-name="T13"> </text:span><text:span text:style-name="T6">Yup</text:span><text:span text:style-name="T13">.</text:span><text:span text:style-name="T15">string</text:span><text:span text:style-name="T13">().</text:span><text:span text:style-name="T15">required</text:span><text:span text:style-name="T13">(),</text:span></text:p>
      <text:p text:style-name="P16">      <text:span text:style-name="T6">email:</text:span><text:span text:style-name="T13"> </text:span><text:span text:style-name="T6">Yup</text:span><text:span text:style-name="T13">.</text:span><text:span text:style-name="T15">string</text:span><text:span text:style-name="T13">().</text:span><text:span text:style-name="T15">required</text:span><text:span text:style-name="T13">(),</text:span></text:p>
      <text:p text:style-name="P16">      <text:span text:style-name="T6">type:</text:span><text:span text:style-name="T13"> </text:span><text:span text:style-name="T6">Yup</text:span><text:span text:style-name="T13">.</text:span><text:span text:style-name="T15">string</text:span><text:span text:style-name="T13">().</text:span><text:span text:style-name="T15">required</text:span><text:span text:style-name="T13">(),</text:span></text:p>
      <text:p text:style-name="P16">      <text:span text:style-name="T6">category:</text:span><text:span text:style-name="T13"> </text:span><text:span text:style-name="T6">Yup</text:span><text:span text:style-name="T13">.</text:span><text:span text:style-name="T15">string</text:span><text:span text:style-name="T13">().</text:span><text:span text:style-name="T15">required</text:span><text:span text:style-name="T13">(),</text:span></text:p>
      <text:p text:style-name="P16">      <text:span text:style-name="T6">social:</text:span><text:span text:style-name="T13"> </text:span><text:span text:style-name="T6">Yup</text:span><text:span text:style-name="T13">.</text:span><text:span text:style-name="T15">object</text:span><text:span text:style-name="T13">().</text:span><text:span text:style-name="T15">shape</text:span><text:span text:style-name="T13">({</text:span></text:p>
      <text:p text:style-name="P16">        <text:span text:style-name="T6">facebook:</text:span><text:span text:style-name="T13"> </text:span><text:span text:style-name="T6">Yup</text:span><text:span text:style-name="T13">.</text:span><text:span text:style-name="T15">string</text:span><text:span text:style-name="T13">().</text:span><text:span text:style-name="T15">required</text:span><text:span text:style-name="T13">(</text:span><text:span text:style-name="T8">"facebook is required"</text:span><text:span text:style-name="T13">),</text:span></text:p>
      <text:p text:style-name="P16">        <text:span text:style-name="T6">twitter:</text:span><text:span text:style-name="T13"> </text:span><text:span text:style-name="T6">Yup</text:span><text:span text:style-name="T13">.</text:span><text:span text:style-name="T15">string</text:span><text:span text:style-name="T13">().</text:span><text:span text:style-name="T15">required</text:span><text:span text:style-name="T13">(</text:span><text:span text:style-name="T8">"twitter is required"</text:span><text:span text:style-name="T13">),</text:span></text:p>
      <text:p text:style-name="P16">      <text:span text:style-name="T13">}),</text:span></text:p>
      <text:p text:style-name="P16">      <text:span text:style-name="T6">friends:</text:span><text:span text:style-name="T13"> </text:span><text:span text:style-name="T6">Yup</text:span><text:span text:style-name="T13">.</text:span><text:span text:style-name="T15">array</text:span><text:span text:style-name="T13">().</text:span><text:span text:style-name="T15">of</text:span><text:span text:style-name="T13">(</text:span></text:p>
      <text:p text:style-name="P16">        <text:span text:style-name="T6">Yup</text:span><text:span text:style-name="T13">.</text:span><text:span text:style-name="T15">string</text:span><text:span text:style-name="T13">().</text:span><text:span text:style-name="T15">required</text:span><text:span text:style-name="T13">(</text:span><text:span text:style-name="T8">"Empty Field"</text:span><text:span text:style-name="T13">)</text:span></text:p>
      <text:p text:style-name="P16">      <text:span text:style-name="T13">),</text:span></text:p>
      <text:p text:style-name="P16">      <text:span text:style-name="T6">phones:</text:span><text:span text:style-name="T13"> </text:span><text:span text:style-name="T6">Yup</text:span><text:span text:style-name="T13">.</text:span><text:span text:style-name="T15">array</text:span><text:span text:style-name="T13">().</text:span><text:span text:style-name="T15">of</text:span><text:span text:style-name="T13">(</text:span></text:p>
      <text:p text:style-name="P16">        <text:span text:style-name="T6">Yup</text:span><text:span text:style-name="T13">.</text:span><text:span text:style-name="T15">object</text:span><text:span text:style-name="T13">().</text:span><text:span text:style-name="T15">shape</text:span><text:span text:style-name="T13">({</text:span></text:p>
      <text:p text:style-name="P16"><text:soft-page-break/>          <text:span text:style-name="T6">number:</text:span><text:span text:style-name="T13"> </text:span><text:span text:style-name="T6">Yup</text:span><text:span text:style-name="T13">.</text:span><text:span text:style-name="T15">number</text:span><text:span text:style-name="T13">().</text:span><text:span text:style-name="T15">typeError</text:span><text:span text:style-name="T13">(</text:span><text:span text:style-name="T8">'accept numbers only'</text:span><text:span text:style-name="T13">).</text:span><text:span text:style-name="T15">required</text:span><text:span text:style-name="T13">(</text:span><text:span text:style-name="T8">"required"</text:span><text:span text:style-name="T13">),</text:span></text:p>
      <text:p text:style-name="P16">          <text:span text:style-name="T6">extinsion:</text:span><text:span text:style-name="T13"> </text:span><text:span text:style-name="T6">Yup</text:span><text:span text:style-name="T13">.</text:span><text:span text:style-name="T15">number</text:span><text:span text:style-name="T13">().</text:span><text:span text:style-name="T15">typeError</text:span><text:span text:style-name="T13">(</text:span><text:span text:style-name="T8">'accept numbers only'</text:span><text:span text:style-name="T13">).</text:span><text:span text:style-name="T15">required</text:span><text:span text:style-name="T13">(</text:span><text:span text:style-name="T8">"required"</text:span><text:span text:style-name="T13">),</text:span></text:p>
      <text:p text:style-name="P16">        <text:span text:style-name="T13">})</text:span></text:p>
      <text:p text:style-name="P16">        <text:span text:style-name="T13">),</text:span></text:p>
      <text:p text:style-name="P16">    <text:span text:style-name="T13">});</text:span></text:p>
      <text:p text:style-name="P16">    <text:span text:style-name="T2">return</text:span><text:span text:style-name="T13"> </text:span><text:span text:style-name="T18">schema</text:span><text:span text:style-name="T13">;</text:span></text:p>
      <text:p text:style-name="P16">  <text:span text:style-name="T13">}</text:span></text:p>
      <text:p text:style-name="P16">  <text:span text:style-name="T15">render</text:span><text:span text:style-name="T13">(){</text:span></text:p>
      <text:p text:style-name="P16">    <text:span text:style-name="T2">return</text:span><text:span text:style-name="T13"> (</text:span></text:p>
      <text:p text:style-name="P16">      <text:span text:style-name="T17">&lt;</text:span><text:span text:style-name="T10">div</text:span><text:span text:style-name="T13"> </text:span><text:span text:style-name="T6">className</text:span><text:span text:style-name="T13">=</text:span><text:span text:style-name="T8">"App"</text:span><text:span text:style-name="T17">&gt;</text:span></text:p>
      <text:p text:style-name="P16">        <text:span text:style-name="T17">&lt;</text:span><text:span text:style-name="T12">Formik</text:span><text:span text:style-name="T13"> </text:span></text:p>
      <text:p text:style-name="P16">          <text:span text:style-name="T6">initialValues</text:span><text:span text:style-name="T13">=</text:span><text:span text:style-name="T10">{</text:span><text:span text:style-name="T13">{</text:span></text:p>
      <text:p text:style-name="P16">          <text:span text:style-name="T6">name :</text:span><text:span text:style-name="T13"> </text:span><text:span text:style-name="T8">""</text:span><text:span text:style-name="T13">,</text:span></text:p>
      <text:p text:style-name="P16">          <text:span text:style-name="T6">email :</text:span><text:span text:style-name="T13"> </text:span><text:span text:style-name="T8">""</text:span><text:span text:style-name="T13">,</text:span></text:p>
      <text:p text:style-name="P16">          <text:span text:style-name="T6">type :</text:span><text:span text:style-name="T13"> </text:span><text:span text:style-name="T8">""</text:span><text:span text:style-name="T13">,</text:span></text:p>
      <text:p text:style-name="P16">          <text:span text:style-name="T6">active :</text:span><text:span text:style-name="T13"> </text:span><text:span text:style-name="T10">false</text:span><text:span text:style-name="T13">,</text:span></text:p>
      <text:p text:style-name="P16">          <text:span text:style-name="T6">category :</text:span><text:span text:style-name="T13"> </text:span><text:span text:style-name="T8">""</text:span><text:span text:style-name="T13">,</text:span></text:p>
      <text:p text:style-name="P16">          <text:span text:style-name="T6">social :</text:span><text:span text:style-name="T13"> {</text:span></text:p>
      <text:p text:style-name="P16">            <text:span text:style-name="T6">facebook:</text:span><text:span text:style-name="T13"> </text:span><text:span text:style-name="T8">''</text:span><text:span text:style-name="T13">,</text:span></text:p>
      <text:p text:style-name="P16">            <text:span text:style-name="T6">twitter :</text:span><text:span text:style-name="T13"> </text:span><text:span text:style-name="T8">''</text:span><text:span text:style-name="T13">,</text:span></text:p>
      <text:p text:style-name="P16">          <text:span text:style-name="T13">},</text:span></text:p>
      <text:p text:style-name="P16">          <text:span text:style-name="T6">friends:</text:span><text:span text:style-name="T13">[</text:span><text:span text:style-name="T8">'M'</text:span><text:span text:style-name="T13">,</text:span><text:span text:style-name="T8">'H'</text:span><text:span text:style-name="T13">],</text:span></text:p>
      <text:p text:style-name="P16">          <text:span text:style-name="T6">phones:</text:span><text:span text:style-name="T13">[</text:span></text:p>
      <text:p text:style-name="P16">            <text:span text:style-name="T13">{</text:span><text:span text:style-name="T6">number:</text:span><text:span text:style-name="T8">"11111"</text:span><text:span text:style-name="T13">,</text:span><text:span text:style-name="T6">extinsion:</text:span><text:span text:style-name="T8">"00000"</text:span><text:span text:style-name="T13">},</text:span></text:p>
      <text:p text:style-name="P16">            <text:span text:style-name="T13">{</text:span><text:span text:style-name="T6">number:</text:span><text:span text:style-name="T8">"22222"</text:span><text:span text:style-name="T13">,</text:span><text:span text:style-name="T6">extinsion:</text:span><text:span text:style-name="T8">"33333"</text:span><text:span text:style-name="T13">},</text:span></text:p>
      <text:p text:style-name="P16">          <text:span text:style-name="T13">],</text:span></text:p>
      <text:p text:style-name="P16">        <text:span text:style-name="T13">}</text:span><text:span text:style-name="T10">}</text:span></text:p>
      <text:p text:style-name="P16">          <text:span text:style-name="T6">onSubmit</text:span><text:span text:style-name="T13">=</text:span><text:span text:style-name="T10">{this</text:span><text:span text:style-name="T13">.</text:span><text:span text:style-name="T15">onSubmit</text:span><text:span text:style-name="T10">}</text:span></text:p>
      <text:p text:style-name="P16">          <text:span text:style-name="T6">render</text:span><text:span text:style-name="T13">=</text:span><text:span text:style-name="T10">{this</text:span><text:span text:style-name="T13">.</text:span><text:span text:style-name="T15">form</text:span><text:span text:style-name="T10">}</text:span></text:p>
      <text:p text:style-name="P16">          <text:span text:style-name="T6">validationSchema</text:span><text:span text:style-name="T13">=</text:span><text:span text:style-name="T10">{this</text:span><text:span text:style-name="T13">.</text:span><text:span text:style-name="T15">schema</text:span><text:span text:style-name="T13">()</text:span><text:span text:style-name="T10">}</text:span></text:p>
      <text:p text:style-name="P16">        <text:span text:style-name="T17">/&gt;</text:span></text:p>
      <text:p text:style-name="P16">      <text:span text:style-name="T17">&lt;/</text:span><text:span text:style-name="T10">div</text:span><text:span text:style-name="T17">&gt;</text:span></text:p>
      <text:p text:style-name="P16">    <text:span text:style-name="T13">);</text:span></text:p>
      <text:p text:style-name="P16">  <text:span text:style-name="T13">}</text:span></text:p>
      <text:p text:style-name="P5">}</text:p>
      <text:p text:style-name="P5"><text:span text:style-name="T1">export</text:span> <text:span text:style-name="T1">default</text:span> <text:span text:style-name="T11">App</text:span>;</text:p>
      <text:p text:style-name="P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Style:</text:p>
      <text:p text:style-name="P26"/>
      <text:p text:style-name="P27">import './App.css';</text:p>
      <text:p text:style-name="P26"/>
      <text:p text:style-name="P15"><text:span text:style-name="T16">&lt;</text:span><text:span text:style-name="T9">link</text:span> <text:span text:style-name="T5">rel</text:span>=<text:span text:style-name="T7">"stylesheet"</text:span> <text:span text:style-name="T5">href</text:span>=<text:span text:style-name="T7">"%PUBLIC_URL%/style.css"</text:span> <text:span text:style-name="T16">/&gt;</text:span></text:p>
      <text:p text:style-name="P26"/>
      <text:p text:style-name="P15"><text:span text:style-name="T9">class</text:span> <text:span text:style-name="T11">App</text:span> <text:span text:style-name="T9">extends</text:span> <text:span text:style-name="T11">Component</text:span> {</text:p>
      <text:p text:style-name="P16">  <text:span text:style-name="T6">state</text:span><text:span text:style-name="T13"> ={</text:span></text:p>
      <text:p text:style-name="P16">    <text:span text:style-name="T6">active :</text:span><text:span text:style-name="T13"> </text:span><text:span text:style-name="T10">true</text:span><text:span text:style-name="T13">,</text:span></text:p>
      <text:p text:style-name="P16">  <text:span text:style-name="T13">}</text:span></text:p>
      <text:p text:style-name="P16">  <text:span text:style-name="T15">render</text:span><text:span text:style-name="T13">(){</text:span></text:p>
      <text:p text:style-name="P16">    <text:span text:style-name="T10">const</text:span><text:span text:style-name="T13"> </text:span><text:span text:style-name="T18">style</text:span><text:span text:style-name="T13"> = {</text:span></text:p>
      <text:p text:style-name="P16">      <text:span text:style-name="T6">color :</text:span><text:span text:style-name="T13"> </text:span><text:span text:style-name="T8">'white'</text:span><text:span text:style-name="T13">,</text:span></text:p>
      <text:p text:style-name="P16">    <text:span text:style-name="T13">}</text:span></text:p>
      <text:p text:style-name="P16">    <text:span text:style-name="T2">if</text:span><text:span text:style-name="T13">(</text:span><text:span text:style-name="T10">this</text:span><text:span text:style-name="T13">.</text:span><text:span text:style-name="T6">state</text:span><text:span text:style-name="T13">.</text:span><text:span text:style-name="T6">active</text:span><text:span text:style-name="T13">){</text:span></text:p>
      <text:p text:style-name="P16">      <text:span text:style-name="T18">style</text:span><text:span text:style-name="T13">.</text:span><text:span text:style-name="T6">color</text:span><text:span text:style-name="T13"> = </text:span><text:span text:style-name="T8">'grey'</text:span></text:p>
      <text:p text:style-name="P16">    <text:span text:style-name="T13">}</text:span></text:p>
      <text:p text:style-name="P16">    <text:span text:style-name="T2">return</text:span><text:span text:style-name="T13"> (</text:span></text:p>
      <text:p text:style-name="P16">      <text:span text:style-name="T17">&lt;</text:span><text:span text:style-name="T10">div</text:span><text:span text:style-name="T17">&gt;</text:span></text:p>
      <text:p text:style-name="P16">        <text:span text:style-name="T17">&lt;</text:span><text:span text:style-name="T10">div</text:span><text:span text:style-name="T13"> </text:span><text:span text:style-name="T6">className</text:span><text:span text:style-name="T13">=</text:span><text:span text:style-name="T10">{this</text:span><text:span text:style-name="T13">.</text:span><text:span text:style-name="T6">state</text:span><text:span text:style-name="T13">.</text:span><text:span text:style-name="T6">active</text:span><text:span text:style-name="T13"> ? </text:span><text:span text:style-name="T8">'green'</text:span><text:span text:style-name="T13"> : </text:span><text:span text:style-name="T8">'red'</text:span><text:span text:style-name="T10">}</text:span><text:span text:style-name="T13"> </text:span><text:span text:style-name="T6">style</text:span><text:span text:style-name="T13">=</text:span><text:span text:style-name="T10">{</text:span><text:span text:style-name="T18">style</text:span><text:span text:style-name="T10">}</text:span><text:span text:style-name="T17">&gt;</text:span></text:p>
      <text:p text:style-name="P16">          <text:span text:style-name="T13">Content</text:span></text:p>
      <text:p text:style-name="P16">        <text:span text:style-name="T17">&lt;/</text:span><text:span text:style-name="T10">div</text:span><text:span text:style-name="T17">&gt;</text:span></text:p>
      <text:p text:style-name="P16">        <text:span text:style-name="T17">&lt;</text:span><text:span text:style-name="T10">button</text:span><text:span text:style-name="T13"> </text:span><text:span text:style-name="T6">onClick</text:span><text:span text:style-name="T13">=</text:span><text:span text:style-name="T10">{</text:span><text:span text:style-name="T13">()</text:span><text:span text:style-name="T10">=&gt;</text:span><text:span text:style-name="T13">{</text:span><text:span text:style-name="T10">this</text:span><text:span text:style-name="T13">.</text:span><text:span text:style-name="T15">setState</text:span><text:span text:style-name="T13">({</text:span><text:span text:style-name="T6">active:</text:span><text:span text:style-name="T13"> !</text:span><text:span text:style-name="T10">this</text:span><text:span text:style-name="T13">.</text:span><text:span text:style-name="T6">state</text:span><text:span text:style-name="T13">.</text:span><text:span text:style-name="T6">active</text:span><text:span text:style-name="T13">})}</text:span><text:span text:style-name="T10">}</text:span><text:span text:style-name="T17">&gt;</text:span><text:span text:style-name="T13">Change Active</text:span><text:span text:style-name="T17">&lt;/</text:span><text:span text:style-name="T10">button</text:span><text:span text:style-name="T17">&gt;</text:span></text:p>
      <text:p text:style-name="P16">      <text:span text:style-name="T17">&lt;/</text:span><text:span text:style-name="T10">div</text:span><text:span text:style-name="T17">&gt;</text:span></text:p>
      <text:p text:style-name="P16">    <text:span text:style-name="T13">);</text:span></text:p>
      <text:p text:style-name="P16">  <text:span text:style-name="T13">}</text:span></text:p>
      <text:p text:style-name="P5">}</text:p>
      <text:p text:style-name="P15"><text:span text:style-name="T9">class</text:span> <text:span text:style-name="T11">App</text:span> <text:span text:style-name="T9">extends</text:span> <text:span text:style-name="T11">Component</text:span> {</text:p>
      <text:p text:style-name="P16">  <text:span text:style-name="T15">render</text:span><text:span text:style-name="T13">(){</text:span></text:p>
      <text:p text:style-name="P16">    <text:span text:style-name="T10">let</text:span><text:span text:style-name="T13"> </text:span><text:span text:style-name="T6">classes</text:span><text:span text:style-name="T13"> = </text:span><text:span text:style-name="T8">''</text:span><text:span text:style-name="T13">;</text:span></text:p>
      <text:p text:style-name="P16">    <text:span text:style-name="T2">if</text:span><text:span text:style-name="T13">(</text:span><text:span text:style-name="T10">true</text:span><text:span text:style-name="T13">)</text:span></text:p>
      <text:p text:style-name="P16">      <text:span text:style-name="T6">classes</text:span><text:span text:style-name="T13">+=</text:span><text:span text:style-name="T8">'green '</text:span></text:p>
      <text:p text:style-name="P16">    <text:span text:style-name="T2">if</text:span><text:span text:style-name="T13">(</text:span><text:span text:style-name="T10">true</text:span><text:span text:style-name="T13">)</text:span></text:p>
      <text:p text:style-name="P16">      <text:span text:style-name="T6">classes</text:span><text:span text:style-name="T13">+=</text:span><text:span text:style-name="T8">'colorWhite '</text:span></text:p>
      <text:p text:style-name="P16">    <text:span text:style-name="T2">if</text:span><text:span text:style-name="T13">(</text:span><text:span text:style-name="T10">true</text:span><text:span text:style-name="T13">)</text:span></text:p>
      <text:p text:style-name="P16">      <text:span text:style-name="T6">classes</text:span><text:span text:style-name="T13">+=</text:span><text:span text:style-name="T8">'fontBold '</text:span></text:p>
      <text:p text:style-name="P16">    <text:span text:style-name="T6">classes</text:span><text:span text:style-name="T13"> = [];</text:span></text:p>
      <text:p text:style-name="P16">    <text:span text:style-name="T2">if</text:span><text:span text:style-name="T13">(</text:span><text:span text:style-name="T10">true</text:span><text:span text:style-name="T13">)</text:span></text:p>
      <text:p text:style-name="P16">      <text:span text:style-name="T6">classes</text:span><text:span text:style-name="T13">.</text:span><text:span text:style-name="T15">push</text:span><text:span text:style-name="T13">(</text:span><text:span text:style-name="T8">'green'</text:span><text:span text:style-name="T13">)</text:span></text:p>
      <text:p text:style-name="P16">    <text:span text:style-name="T2">if</text:span><text:span text:style-name="T13">(</text:span><text:span text:style-name="T10">true</text:span><text:span text:style-name="T13">)</text:span></text:p>
      <text:p text:style-name="P16">      <text:span text:style-name="T6">classes</text:span><text:span text:style-name="T13">.</text:span><text:span text:style-name="T15">push</text:span><text:span text:style-name="T13">(</text:span><text:span text:style-name="T8">'colorWhite'</text:span><text:span text:style-name="T13">)</text:span></text:p>
      <text:p text:style-name="P16">    <text:span text:style-name="T2">if</text:span><text:span text:style-name="T13">(</text:span><text:span text:style-name="T10">true</text:span><text:span text:style-name="T13">)</text:span></text:p>
      <text:p text:style-name="P16">      <text:span text:style-name="T6">classes</text:span><text:span text:style-name="T13">.</text:span><text:span text:style-name="T15">push</text:span><text:span text:style-name="T13">(</text:span><text:span text:style-name="T8">'fontBold'</text:span><text:span text:style-name="T13">)</text:span></text:p>
      <text:p text:style-name="P16">    <text:span text:style-name="T2">if</text:span><text:span text:style-name="T13">(</text:span><text:span text:style-name="T10">true</text:span><text:span text:style-name="T13">)</text:span></text:p>
      <text:p text:style-name="P16">      <text:span text:style-name="T6">classes</text:span><text:span text:style-name="T13">.</text:span><text:span text:style-name="T15">push</text:span><text:span text:style-name="T13">(</text:span><text:span text:style-name="T8">'fontSize'</text:span><text:span text:style-name="T13">)</text:span></text:p>
      <text:p text:style-name="P16">    <text:span text:style-name="T2">return</text:span><text:span text:style-name="T13"> (</text:span></text:p>
      <text:p text:style-name="P16">      <text:span text:style-name="T17">&lt;</text:span><text:span text:style-name="T10">div</text:span><text:span text:style-name="T17">&gt;</text:span></text:p>
      <text:p text:style-name="P16">        <text:span text:style-name="T17">&lt;</text:span><text:span text:style-name="T10">div</text:span><text:span text:style-name="T13"> </text:span><text:span text:style-name="T6">className</text:span><text:span text:style-name="T13">=</text:span><text:span text:style-name="T10">{</text:span><text:span text:style-name="T6">classes</text:span><text:span text:style-name="T13">.</text:span><text:span text:style-name="T15">join</text:span><text:span text:style-name="T13">(</text:span><text:span text:style-name="T8">' '</text:span><text:span text:style-name="T13">)</text:span><text:span text:style-name="T10">}</text:span><text:span text:style-name="T17">&gt;</text:span></text:p>
      <text:p text:style-name="P16">          <text:span text:style-name="T13">Content</text:span></text:p>
      <text:p text:style-name="P16">        <text:span text:style-name="T17">&lt;/</text:span><text:span text:style-name="T10">div</text:span><text:span text:style-name="T17">&gt;</text:span></text:p>
      <text:p text:style-name="P16"><text:soft-page-break/>      <text:span text:style-name="T17">&lt;/</text:span><text:span text:style-name="T10">div</text:span><text:span text:style-name="T17">&gt;</text:span></text:p>
      <text:p text:style-name="P16">    <text:span text:style-name="T13">);</text:span></text:p>
      <text:p text:style-name="P16">  <text:span text:style-name="T13">}</text:span></text:p>
      <text:p text:style-name="P5">}</text:p>
      <text:p text:style-name="P26"/>
      <text:p text:style-name="P15"><text:span text:style-name="T1">import</text:span> <text:span text:style-name="T5">classNames</text:span> <text:span text:style-name="T1">from</text:span> <text:span text:style-name="T7">'classnames'</text:span>;</text:p>
      <text:p text:style-name="P5"><text:span text:style-name="T1">import</text:span> <text:span text:style-name="T7">'./App.css'</text:span>;</text:p>
      <text:p text:style-name="P17"/>
      <text:p text:style-name="P5"><text:span text:style-name="T9">class</text:span> <text:span text:style-name="T11">App</text:span> <text:span text:style-name="T9">extends</text:span> <text:span text:style-name="T11">Component</text:span> {</text:p>
      <text:p text:style-name="P16">  <text:span text:style-name="T15">render</text:span><text:span text:style-name="T13">(){</text:span></text:p>
      <text:p text:style-name="P16">    <text:span text:style-name="T10">let</text:span><text:span text:style-name="T13"> </text:span><text:span text:style-name="T6">classes</text:span><text:span text:style-name="T13"> = </text:span><text:span text:style-name="T15">classNames</text:span><text:span text:style-name="T13">({</text:span></text:p>
      <text:p text:style-name="P16">      <text:span text:style-name="T6">green :</text:span><text:span text:style-name="T13"> </text:span><text:span text:style-name="T19">1</text:span><text:span text:style-name="T13"> &gt; </text:span><text:span text:style-name="T19">0</text:span><text:span text:style-name="T13">,</text:span></text:p>
      <text:p text:style-name="P16">      <text:span text:style-name="T6">colorWhite :</text:span><text:span text:style-name="T13"> </text:span><text:span text:style-name="T19">2</text:span><text:span text:style-name="T13"> &lt; </text:span><text:span text:style-name="T19">4</text:span><text:span text:style-name="T13">,</text:span></text:p>
      <text:p text:style-name="P16">      <text:span text:style-name="T6">fontBold :</text:span><text:span text:style-name="T13"> </text:span><text:span text:style-name="T19">0</text:span><text:span text:style-name="T13"> != </text:span><text:span text:style-name="T19">1</text:span><text:span text:style-name="T13">,</text:span></text:p>
      <text:p text:style-name="P16">      <text:span text:style-name="T6">fontSize :</text:span><text:span text:style-name="T13"> </text:span><text:span text:style-name="T19">8</text:span><text:span text:style-name="T13"> == </text:span><text:span text:style-name="T19">8</text:span><text:span text:style-name="T13">,</text:span></text:p>
      <text:p text:style-name="P16">    <text:span text:style-name="T13">})</text:span></text:p>
      <text:p text:style-name="P16">    <text:span text:style-name="T2">return</text:span><text:span text:style-name="T13"> (</text:span></text:p>
      <text:p text:style-name="P16">      <text:span text:style-name="T17">&lt;</text:span><text:span text:style-name="T10">div</text:span><text:span text:style-name="T17">&gt;</text:span></text:p>
      <text:p text:style-name="P16">        <text:span text:style-name="T17">&lt;</text:span><text:span text:style-name="T10">div</text:span><text:span text:style-name="T13"> </text:span><text:span text:style-name="T6">className</text:span><text:span text:style-name="T13">=</text:span><text:span text:style-name="T10">{</text:span><text:span text:style-name="T6">classes</text:span><text:span text:style-name="T10">}</text:span><text:span text:style-name="T17">&gt;</text:span></text:p>
      <text:p text:style-name="P16">          <text:span text:style-name="T13">Content</text:span></text:p>
      <text:p text:style-name="P16">        <text:span text:style-name="T17">&lt;/</text:span><text:span text:style-name="T10">div</text:span><text:span text:style-name="T17">&gt;</text:span></text:p>
      <text:p text:style-name="P16">      <text:span text:style-name="T17">&lt;/</text:span><text:span text:style-name="T10">div</text:span><text:span text:style-name="T17">&gt;</text:span></text:p>
      <text:p text:style-name="P16">    <text:span text:style-name="T13">);</text:span></text:p>
      <text:p text:style-name="P16">  <text:span text:style-name="T13">}</text:span></text:p>
      <text:p text:style-name="P5">}</text:p>
      <text:p text:style-name="P26"/>
      <text:p text:style-name="P28">Requests:</text:p>
      <text:p text:style-name="P28"/>
      <text:p text:style-name="P30">Request App in React JS Folder</text:p>
      <text:p text:style-name="P30"/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9T13:52:27.284000000</dc:date>
    <meta:editing-duration>PT4H44M18S</meta:editing-duration>
    <meta:editing-cycles>13</meta:editing-cycles>
    <meta:generator>LibreOffice/7.3.4.2$Windows_X86_64 LibreOffice_project/728fec16bd5f605073805c3c9e7c4212a0120dc5</meta:generator>
    <meta:document-statistic meta:table-count="0" meta:image-count="0" meta:object-count="0" meta:page-count="11" meta:paragraph-count="453" meta:word-count="1044" meta:character-count="11991" meta:non-whitespace-character-count="8413"/>
  </office:meta>
</office:document-meta>
</file>